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Verdana" fo:font-size="14pt" style:font-name-asian="Verdana" style:font-size-asian="14pt" style:font-name-complex="Verdana" style:font-size-complex="14pt"/>
    </style:style>
    <style:style style:name="T1_2" style:family="text">
      <style:text-properties style:font-name="Verdana" fo:font-size="14pt" style:font-name-asian="Verdana" style:font-size-asian="14pt" style:font-name-complex="Verdana" style:font-size-complex="14pt"/>
    </style:style>
    <style:style style:name="T1_3" style:family="text">
      <style:text-properties style:font-name="Verdana" fo:font-size="14pt" style:font-name-asian="Verdana" style:font-size-asian="14pt" style:font-name-complex="Verdana" style:font-size-complex="14pt"/>
    </style:style>
    <style:style style:name="T1_4" style:family="text">
      <style:text-properties style:font-name="Verdana" fo:font-size="14pt" style:font-name-asian="Verdana" style:font-size-asian="14pt" style:font-name-complex="Verdana" style:font-size-complex="14pt"/>
    </style:style>
    <style:style style:name="T1_5" style:family="text">
      <style:text-properties style:font-name="Verdana" fo:font-size="14pt" style:font-name-asian="Verdana" style:font-size-asian="14pt" style:font-name-complex="Verdana" style:font-size-complex="14pt"/>
    </style:style>
    <style:style style:name="T1_6" style:family="text">
      <style:text-properties style:font-name="Verdana" fo:font-size="14pt" style:font-name-asian="Verdana" style:font-size-asian="14pt" style:font-name-complex="Verdana" style:font-size-complex="14pt"/>
    </style:style>
    <style:style style:name="T1_7" style:family="text">
      <style:text-properties style:font-name="Verdana" fo:font-size="14pt" style:font-name-asian="Verdana" style:font-size-asian="14pt" style:font-name-complex="Verdana" style:font-size-complex="14pt"/>
    </style:style>
    <style:style style:name="T1_8" style:family="text">
      <style:text-properties style:font-name="Verdana" fo:font-size="14pt" style:font-name-asian="Verdana" style:font-size-asian="14pt" style:font-name-complex="Verdana" style:font-size-complex="14pt"/>
    </style:style>
    <style:style style:name="T1_9" style:family="text">
      <style:text-properties style:font-name="Verdana" fo:font-size="14pt" style:font-name-asian="Verdana" style:font-size-asian="14pt" style:font-name-complex="Verdana" style:font-size-complex="14pt"/>
    </style:style>
    <style:style style:name="T1_10" style:family="text">
      <style:text-properties style:font-name="Verdana" fo:font-size="14pt" style:font-name-asian="Verdana" style:font-size-asian="14pt" style:font-name-complex="Verdana" style:font-size-complex="14pt"/>
    </style:style>
    <style:style style:name="T1_11" style:family="text">
      <style:text-properties style:font-name="Verdana" fo:font-size="14pt" style:font-name-asian="Verdana" style:font-size-asian="14pt" style:font-name-complex="Verdana" style:font-size-complex="14pt"/>
    </style:style>
    <style:style style:name="T1_12" style:family="text">
      <style:text-properties style:font-name="Verdana" fo:font-size="14pt" style:font-name-asian="Verdana" style:font-size-asian="14pt" style:font-name-complex="Verdana" style:font-size-complex="14pt"/>
    </style:style>
    <style:style style:name="T1_13" style:family="text">
      <style:text-properties style:font-name="Verdana" fo:font-size="14pt" style:font-name-asian="Verdana" style:font-size-asian="14pt" style:font-name-complex="Verdana" style:font-size-complex="14pt"/>
    </style:style>
    <style:style style:name="T1_14" style:family="text">
      <style:text-properties style:font-name="Verdana" fo:font-size="14pt" style:font-name-asian="Verdana" style:font-size-asian="14pt" style:font-name-complex="Verdana" style:font-size-complex="14pt"/>
    </style:style>
    <style:style style:name="T1_15" style:family="text">
      <style:text-properties style:font-name="Verdana" fo:font-size="14pt" style:font-name-asian="Verdana" style:font-size-asian="14pt" style:font-name-complex="Verdana" style:font-size-complex="14pt"/>
    </style:style>
    <style:style style:name="T1_16" style:family="text">
      <style:text-properties style:font-name="Verdana" fo:font-size="14pt" style:font-name-asian="Verdana" style:font-size-asian="14pt" style:font-name-complex="Verdana" style:font-size-complex="14pt"/>
    </style:style>
    <style:style style:name="T1_17" style:family="text">
      <style:text-properties style:font-name="Verdana" fo:font-size="14pt" style:font-name-asian="Verdana" style:font-size-asian="14pt" style:font-name-complex="Verdana" style:font-size-complex="14pt"/>
    </style:style>
    <style:style style:name="T1_18" style:family="text">
      <style:text-properties style:font-name="Verdana" fo:font-size="14pt" style:font-name-asian="Verdana" style:font-size-asian="14pt" style:font-name-complex="Verdana" style:font-size-complex="14pt"/>
    </style:style>
    <style:style style:name="T1_19" style:family="text">
      <style:text-properties style:font-name="Verdana" fo:font-size="14pt" style:font-name-asian="Verdana" style:font-size-asian="14pt" style:font-name-complex="Verdana" style:font-size-complex="14pt"/>
    </style:style>
    <style:style style:name="T1_20" style:family="text">
      <style:text-properties style:font-name="Verdana" fo:font-size="14pt" style:font-name-asian="Verdana" style:font-size-asian="14pt" style:font-name-complex="Verdana" style:font-size-complex="14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Verdana" fo:font-size="14pt" style:font-name-asian="Verdana" style:font-size-asian="14pt" style:font-name-complex="Verdana" style:font-size-complex="14pt"/>
    </style:style>
    <style:style style:name="T2_2" style:family="text">
      <style:text-properties style:font-name="Verdana" fo:font-size="14pt" style:font-name-asian="Verdana" style:font-size-asian="14pt" style:font-name-complex="Verdana" style:font-size-complex="14pt"/>
    </style:style>
    <style:style style:name="T2_3" style:family="text">
      <style:text-properties style:font-name="Verdana" fo:font-size="14pt" style:font-name-asian="Verdana" style:font-size-asian="14pt" style:font-name-complex="Verdana" style:font-size-complex="14pt"/>
    </style:style>
    <style:style style:name="T2_4" style:family="text">
      <style:text-properties style:font-name="Verdana" fo:font-size="14pt" style:font-name-asian="Verdana" style:font-size-asian="14pt" style:font-name-complex="Verdana" style:font-size-complex="14pt"/>
    </style:style>
    <style:style style:name="T2_5" style:family="text">
      <style:text-properties style:font-name="Verdana" fo:font-size="14pt" style:font-name-asian="Verdana" style:font-size-asian="14pt" style:font-name-complex="Verdana" style:font-size-complex="14pt"/>
    </style:style>
    <style:style style:name="T2_6" style:family="text">
      <style:text-properties style:font-name="Verdana" fo:font-size="14pt" style:font-name-asian="Verdana" style:font-size-asian="14pt" style:font-name-complex="Verdana" style:font-size-complex="14pt"/>
    </style:style>
    <style:style style:name="T2_7" style:family="text">
      <style:text-properties style:font-name="Verdana" fo:font-size="14pt" style:font-name-asian="Verdana" style:font-size-asian="14pt" style:font-name-complex="Verdana" style:font-size-complex="14pt"/>
    </style:style>
    <style:style style:name="T2_8" style:family="text">
      <style:text-properties style:font-name="Verdana" fo:font-size="14pt" style:font-name-asian="Verdana" style:font-size-asian="14pt" style:font-name-complex="Verdana" style:font-size-complex="14pt"/>
    </style:style>
    <style:style style:name="T2_9" style:family="text">
      <style:text-properties style:font-name="Verdana" fo:font-size="14pt" style:font-name-asian="Verdana" style:font-size-asian="14pt" style:font-name-complex="Verdana" style:font-size-complex="14pt"/>
    </style:style>
    <style:style style:name="T2_10" style:family="text">
      <style:text-properties style:font-name="Verdana" fo:font-size="14pt" style:font-name-asian="Verdana" style:font-size-asian="14pt" style:font-name-complex="Verdana" style:font-size-complex="14pt"/>
    </style:style>
    <style:style style:name="T2_11" style:family="text">
      <style:text-properties style:font-name="Verdana" fo:font-size="14pt" style:font-name-asian="Verdana" style:font-size-asian="14pt" style:font-name-complex="Verdana" style:font-size-complex="14pt"/>
    </style:style>
    <style:style style:name="T2_12" style:family="text">
      <style:text-properties style:font-name="Verdana" fo:font-size="14pt" style:font-name-asian="Verdana" style:font-size-asian="14pt" style:font-name-complex="Verdana" style:font-size-complex="14pt"/>
    </style:style>
    <style:style style:name="T2_13" style:family="text">
      <style:text-properties style:font-name="Verdana" fo:font-size="14pt" style:font-name-asian="Verdana" style:font-size-asian="14pt" style:font-name-complex="Verdana" style:font-size-complex="14pt"/>
    </style:style>
    <style:style style:name="T2_14" style:family="text">
      <style:text-properties style:font-name="Verdana" fo:font-size="14pt" style:font-name-asian="Verdana" style:font-size-asian="14pt" style:font-name-complex="Verdana" style:font-size-complex="14pt"/>
    </style:style>
    <style:style style:name="T2_15" style:family="text">
      <style:text-properties style:font-name="Verdana" fo:font-size="14pt" style:font-name-asian="Verdana" style:font-size-asian="14pt" style:font-name-complex="Verdana" style:font-size-complex="14pt"/>
    </style:style>
    <style:style style:name="T2_16" style:family="text">
      <style:text-properties style:font-name="Verdana" fo:font-size="14pt" style:font-name-asian="Verdana" style:font-size-asian="14pt" style:font-name-complex="Verdana" style:font-size-complex="14pt"/>
    </style:style>
    <style:style style:name="T2_17" style:family="text">
      <style:text-properties style:font-name="Verdana" fo:font-size="14pt" style:font-name-asian="Verdana" style:font-size-asian="14pt" style:font-name-complex="Verdana" style:font-size-complex="14pt"/>
    </style:style>
    <style:style style:name="T2_18" style:family="text">
      <style:text-properties style:font-name="Verdana" fo:font-size="14pt" style:font-name-asian="Verdana" style:font-size-asian="14pt" style:font-name-complex="Verdana" style:font-size-complex="14pt"/>
    </style:style>
    <style:style style:name="T2_19" style:family="text">
      <style:text-properties style:font-name="Verdana" fo:font-size="14pt" style:font-name-asian="Verdana" style:font-size-asian="14pt" style:font-name-complex="Verdana" style:font-size-complex="14pt"/>
    </style:style>
    <style:style style:name="T2_20" style:family="text">
      <style:text-properties style:font-name="Verdana" fo:font-size="14pt" style:font-name-asian="Verdana" style:font-size-asian="14pt" style:font-name-complex="Verdana" style:font-size-complex="14pt"/>
    </style:style>
    <style:style style:name="T2_21" style:family="text">
      <style:text-properties style:font-name="Verdana" fo:font-size="14pt" style:font-name-asian="Verdana" style:font-size-asian="14pt" style:font-name-complex="Verdana" style:font-size-complex="14pt"/>
    </style:style>
    <style:style style:name="T2_22" style:family="text">
      <style:text-properties style:font-name="Verdana" fo:font-size="14pt" style:font-name-asian="Verdana" style:font-size-asian="14pt" style:font-name-complex="Verdana" style:font-size-complex="14pt"/>
    </style:style>
    <style:style style:name="T2_23" style:family="text">
      <style:text-properties style:font-name="Verdana" fo:font-size="14pt" style:font-name-asian="Verdana" style:font-size-asian="14pt" style:font-name-complex="Verdana" style:font-size-complex="14pt"/>
    </style:style>
    <style:style style:name="T2_24" style:family="text">
      <style:text-properties style:font-name="Verdana" fo:font-size="14pt" style:font-name-asian="Verdana" style:font-size-asian="14pt" style:font-name-complex="Verdana" style:font-size-complex="14pt"/>
    </style:style>
    <style:style style:name="T2_25" style:family="text">
      <style:text-properties style:font-name="Verdana" fo:font-size="14pt" style:font-name-asian="Verdana" style:font-size-asian="14pt" style:font-name-complex="Verdana" style:font-size-complex="14pt"/>
    </style:style>
    <style:style style:name="T2_26" style:family="text">
      <style:text-properties style:font-name="Verdana" fo:font-size="14pt" style:font-name-asian="Verdana" style:font-size-asian="14pt" style:font-name-complex="Verdana" style:font-size-complex="14pt"/>
    </style:style>
    <style:style style:name="T2_27" style:family="text">
      <style:text-properties style:font-name="Verdana" fo:font-size="14pt" style:font-name-asian="Verdana" style:font-size-asian="14pt" style:font-name-complex="Verdana" style:font-size-complex="14pt"/>
    </style:style>
    <style:style style:name="T2_28" style:family="text">
      <style:text-properties style:font-name="Verdana" fo:font-size="14pt" style:font-name-asian="Verdana" style:font-size-asian="14pt" style:font-name-complex="Verdana" style:font-size-complex="14pt"/>
    </style:style>
    <style:style style:name="T2_29" style:family="text">
      <style:text-properties style:font-name="Verdana" fo:font-size="14pt" style:font-name-asian="Verdana" style:font-size-asian="14pt" style:font-name-complex="Verdana" style:font-size-complex="14pt"/>
    </style:style>
    <style:style style:name="T2_30" style:family="text">
      <style:text-properties style:font-name="Verdana" fo:font-size="14pt" style:font-name-asian="Verdana" style:font-size-asian="14pt" style:font-name-complex="Verdana" style:font-size-complex="14pt"/>
    </style:style>
    <style:style style:name="T2_31" style:family="text">
      <style:text-properties style:font-name="Verdana" fo:font-size="14pt" style:font-name-asian="Verdana" style:font-size-asian="14pt" style:font-name-complex="Verdana" style:font-size-complex="14pt"/>
    </style:style>
    <style:style style:name="T2_32" style:family="text">
      <style:text-properties style:font-name="Verdana" fo:font-size="14pt" style:font-name-asian="Verdana" style:font-size-asian="14pt" style:font-name-complex="Verdana" style:font-size-complex="14pt"/>
    </style:style>
    <style:style style:name="T2_33" style:family="text">
      <style:text-properties style:font-name="Verdana" fo:font-size="14pt" style:font-name-asian="Verdana" style:font-size-asian="14pt" style:font-name-complex="Verdana" style:font-size-complex="14pt"/>
    </style:style>
    <style:style style:name="T2_34" style:family="text">
      <style:text-properties style:font-name="Verdana" fo:font-size="14pt" style:font-name-asian="Verdana" style:font-size-asian="14pt" style:font-name-complex="Verdana" style:font-size-complex="14pt"/>
    </style:style>
    <style:style style:name="T2_35" style:family="text">
      <style:text-properties style:font-name="Verdana" fo:font-size="14pt" style:font-name-asian="Verdana" style:font-size-asian="14pt" style:font-name-complex="Verdana" style:font-size-complex="14pt"/>
    </style:style>
    <style:style style:name="T2_36" style:family="text">
      <style:text-properties style:font-name="Verdana" fo:font-size="14pt" style:font-name-asian="Verdana" style:font-size-asian="14pt" style:font-name-complex="Verdana" style:font-size-complex="14pt"/>
    </style:style>
    <style:style style:name="T2_37" style:family="text">
      <style:text-properties style:font-name="Verdana" fo:font-size="14pt" style:font-name-asian="Verdana" style:font-size-asian="14pt" style:font-name-complex="Verdana" style:font-size-complex="14pt"/>
    </style:style>
    <style:style style:name="T2_38" style:family="text">
      <style:text-properties style:font-name="Verdana" fo:font-size="14pt" style:font-name-asian="Verdana" style:font-size-asian="14pt" style:font-name-complex="Verdana" style:font-size-complex="14pt"/>
    </style:style>
    <style:style style:name="T2_39" style:family="text">
      <style:text-properties style:font-name="Verdana" fo:font-size="14pt" style:font-name-asian="Verdana" style:font-size-asian="14pt" style:font-name-complex="Verdana" style:font-size-complex="14pt"/>
    </style:style>
    <style:style style:name="T2_40" style:family="text">
      <style:text-properties style:font-name="Verdana" fo:font-size="14pt" style:font-name-asian="Verdana" style:font-size-asian="14pt" style:font-name-complex="Verdana" style:font-size-complex="14pt"/>
    </style:style>
    <style:style style:name="T2_41" style:family="text">
      <style:text-properties style:font-name="Verdana" fo:font-size="14pt" style:font-name-asian="Verdana" style:font-size-asian="14pt" style:font-name-complex="Verdana" style:font-size-complex="14pt"/>
    </style:style>
    <style:style style:name="T2_42" style:family="text">
      <style:text-properties style:font-name="Verdana" fo:font-size="14pt" style:font-name-asian="Verdana" style:font-size-asian="14pt" style:font-name-complex="Verdana" style:font-size-complex="14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Verdana" fo:font-size="14pt" style:font-name-asian="Verdana" style:font-size-asian="14pt" style:font-name-complex="Verdana" style:font-size-complex="14pt"/>
    </style:style>
    <style:style style:name="T3_2" style:family="text">
      <style:text-properties style:font-name="Verdana" fo:font-size="14pt" style:font-name-asian="Verdana" style:font-size-asian="14pt" style:font-name-complex="Verdana" style:font-size-complex="14pt"/>
    </style:style>
    <style:style style:name="T3_3" style:family="text">
      <style:text-properties style:font-name="Verdana" fo:font-size="14pt" style:font-name-asian="Verdana" style:font-size-asian="14pt" style:font-name-complex="Verdana" style:font-size-complex="14pt"/>
    </style:style>
    <style:style style:name="T3_4" style:family="text">
      <style:text-properties style:font-name="Verdana" fo:font-size="14pt" style:font-name-asian="Verdana" style:font-size-asian="14pt" style:font-name-complex="Verdana" style:font-size-complex="14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Verdana" fo:font-size="14pt" style:font-name-asian="Verdana" style:font-size-asian="14pt" style:font-name-complex="Verdana" style:font-size-complex="14pt"/>
    </style:style>
    <style:style style:name="T4_2" style:family="text">
      <style:text-properties style:font-name="Verdana" fo:font-size="14pt" style:font-name-asian="Verdana" style:font-size-asian="14pt" style:font-name-complex="Verdana" style:font-size-complex="14pt"/>
    </style:style>
    <style:style style:name="T4_3" style:family="text">
      <style:text-properties style:font-name="Verdana" fo:font-size="14pt" style:font-name-asian="Verdana" style:font-size-asian="14pt" style:font-name-complex="Verdana" style:font-size-complex="14pt"/>
    </style:style>
    <style:style style:name="T4_4" style:family="text">
      <style:text-properties style:font-name="Verdana" fo:font-size="14pt" style:font-name-asian="Verdana" style:font-size-asian="14pt" style:font-name-complex="Verdana" style:font-size-complex="14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Verdana" fo:font-size="14pt" style:font-name-asian="Verdana" style:font-size-asian="14pt" style:font-name-complex="Verdana" style:font-size-complex="14pt"/>
    </style:style>
    <style:style style:name="T5_2" style:family="text">
      <style:text-properties style:font-name="Verdana" fo:font-size="14pt" style:font-name-asian="Verdana" style:font-size-asian="14pt" style:font-name-complex="Verdana" style:font-size-complex="14pt"/>
    </style:style>
    <style:style style:name="T5_3" style:family="text">
      <style:text-properties style:font-name="Verdana" fo:font-size="14pt" style:font-name-asian="Verdana" style:font-size-asian="14pt" style:font-name-complex="Verdana" style:font-size-complex="14pt"/>
    </style:style>
    <style:style style:name="T5_4" style:family="text">
      <style:text-properties style:font-name="Verdana" fo:font-size="14pt" style:font-name-asian="Verdana" style:font-size-asian="14pt" style:font-name-complex="Verdana" style:font-size-complex="14pt"/>
    </style:style>
    <style:style style:name="T5_5" style:family="text">
      <style:text-properties style:font-name="Verdana" fo:font-size="14pt" style:font-name-asian="Verdana" style:font-size-asian="14pt" style:font-name-complex="Verdana" style:font-size-complex="14pt"/>
    </style:style>
    <style:style style:name="T5_6" style:family="text">
      <style:text-properties style:font-name="Verdana" fo:font-size="14pt" style:font-name-asian="Verdana" style:font-size-asian="14pt" style:font-name-complex="Verdana" style:font-size-complex="14pt"/>
    </style:style>
    <style:style style:name="T5_7" style:family="text">
      <style:text-properties style:font-name="Verdana" fo:font-size="14pt" style:font-name-asian="Verdana" style:font-size-asian="14pt" style:font-name-complex="Verdana" style:font-size-complex="14pt"/>
    </style:style>
    <style:style style:name="T5_8" style:family="text">
      <style:text-properties style:font-name="Verdana" fo:font-size="14pt" style:font-name-asian="Verdana" style:font-size-asian="14pt" style:font-name-complex="Verdana" style:font-size-complex="14pt"/>
    </style:style>
    <style:style style:name="T5_9" style:family="text">
      <style:text-properties style:font-name="Verdana" fo:font-size="14pt" style:font-name-asian="Verdana" style:font-size-asian="14pt" style:font-name-complex="Verdana" style:font-size-complex="14pt"/>
    </style:style>
    <style:style style:name="T5_10" style:family="text">
      <style:text-properties style:font-name="Verdana" fo:font-size="14pt" style:font-name-asian="Verdana" style:font-size-asian="14pt" style:font-name-complex="Verdana" style:font-size-complex="14pt"/>
    </style:style>
    <style:style style:name="T5_11" style:family="text">
      <style:text-properties style:font-name="Verdana" fo:font-size="14pt" style:font-name-asian="Verdana" style:font-size-asian="14pt" style:font-name-complex="Verdana" style:font-size-complex="14pt"/>
    </style:style>
    <style:style style:name="T5_12" style:family="text">
      <style:text-properties style:font-name="Verdana" fo:font-size="14pt" style:font-name-asian="Verdana" style:font-size-asian="14pt" style:font-name-complex="Verdana" style:font-size-complex="14pt"/>
    </style:style>
    <style:style style:name="P6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7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8_2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8_3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8_4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8_5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8_6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8_7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8_8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Verdana" fo:font-size="14pt" style:font-name-asian="Verdana" style:font-size-asian="14pt" style:font-name-complex="Verdana" style:font-size-complex="14pt"/>
    </style:style>
    <style:style style:name="T9_2" style:family="text">
      <style:text-properties style:font-name="Verdana" fo:font-size="14pt" style:font-name-asian="Verdana" style:font-size-asian="14pt" style:font-name-complex="Verdana" style:font-size-complex="14pt"/>
    </style:style>
    <style:style style:name="T9_3" style:family="text">
      <style:text-properties style:font-name="Verdana" fo:font-size="14pt" style:font-name-asian="Verdana" style:font-size-asian="14pt" style:font-name-complex="Verdana" style:font-size-complex="14pt"/>
    </style:style>
    <style:style style:name="T9_4" style:family="text">
      <style:text-properties style:font-name="Verdana" fo:font-size="14pt" style:font-name-asian="Verdana" style:font-size-asian="14pt" style:font-name-complex="Verdana" style:font-size-complex="14pt"/>
    </style:style>
    <style:style style:name="T9_5" style:family="text">
      <style:text-properties style:font-name="Verdana" fo:font-size="14pt" style:font-name-asian="Verdana" style:font-size-asian="14pt" style:font-name-complex="Verdana" style:font-size-complex="14pt"/>
    </style:style>
    <style:style style:name="T9_6" style:family="text">
      <style:text-properties style:font-name="Verdana" fo:font-size="14pt" style:font-name-asian="Verdana" style:font-size-asian="14pt" style:font-name-complex="Verdana" style:font-size-complex="14pt"/>
    </style:style>
    <style:style style:name="T9_7" style:family="text">
      <style:text-properties style:font-name="Verdana" fo:font-size="14pt" style:font-name-asian="Verdana" style:font-size-asian="14pt" style:font-name-complex="Verdana" style:font-size-complex="14pt"/>
    </style:style>
    <style:style style:name="T9_8" style:family="text">
      <style:text-properties style:font-name="Verdana" fo:font-size="14pt" style:font-name-asian="Verdana" style:font-size-asian="14pt" style:font-name-complex="Verdana" style:font-size-complex="14pt"/>
    </style:style>
    <style:style style:name="T9_9" style:family="text">
      <style:text-properties style:font-name="Verdana" fo:font-size="14pt" style:font-name-asian="Verdana" style:font-size-asian="14pt" style:font-name-complex="Verdana" style:font-size-complex="14pt"/>
    </style:style>
    <style:style style:name="T9_10" style:family="text">
      <style:text-properties style:font-name="Verdana" fo:font-size="14pt" style:font-name-asian="Verdana" style:font-size-asian="14pt" style:font-name-complex="Verdana" style:font-size-complex="14pt"/>
    </style:style>
    <style:style style:name="T9_11" style:family="text">
      <style:text-properties style:font-name="Verdana" fo:font-size="14pt" style:font-name-asian="Verdana" style:font-size-asian="14pt" style:font-name-complex="Verdana" style:font-size-complex="14pt"/>
    </style:style>
    <style:style style:name="T9_12" style:family="text">
      <style:text-properties style:font-name="Verdana" fo:font-size="14pt" style:font-name-asian="Verdana" style:font-size-asian="14pt" style:font-name-complex="Verdana" style:font-size-complex="14pt"/>
    </style:style>
    <style:style style:name="T9_13" style:family="text">
      <style:text-properties style:font-name="Verdana" fo:font-size="14pt" style:font-name-asian="Verdana" style:font-size-asian="14pt" style:font-name-complex="Verdana" style:font-size-complex="14pt"/>
    </style:style>
    <style:style style:name="T9_14" style:family="text">
      <style:text-properties style:font-name="Verdana" fo:font-size="14pt" style:font-name-asian="Verdana" style:font-size-asian="14pt" style:font-name-complex="Verdana" style:font-size-complex="14pt"/>
    </style:style>
    <style:style style:name="T9_15" style:family="text">
      <style:text-properties style:font-name="Verdana" fo:font-size="14pt" style:font-name-asian="Verdana" style:font-size-asian="14pt" style:font-name-complex="Verdana" style:font-size-complex="14pt"/>
    </style:style>
    <style:style style:name="T9_16" style:family="text">
      <style:text-properties style:font-name="Verdana" fo:font-size="14pt" style:font-name-asian="Verdana" style:font-size-asian="14pt" style:font-name-complex="Verdana" style:font-size-complex="14pt"/>
    </style:style>
    <style:style style:name="T9_17" style:family="text">
      <style:text-properties style:font-name="Verdana" fo:font-size="14pt" style:font-name-asian="Verdana" style:font-size-asian="14pt" style:font-name-complex="Verdana" style:font-size-complex="14pt"/>
    </style:style>
    <style:style style:name="T9_18" style:family="text">
      <style:text-properties style:font-name="Verdana" fo:font-size="14pt" style:font-name-asian="Verdana" style:font-size-asian="14pt" style:font-name-complex="Verdana" style:font-size-complex="14pt"/>
    </style:style>
    <style:style style:name="T9_19" style:family="text">
      <style:text-properties style:font-name="Verdana" fo:font-size="14pt" style:font-name-asian="Verdana" style:font-size-asian="14pt" style:font-name-complex="Verdana" style:font-size-complex="14pt"/>
    </style:style>
    <style:style style:name="T9_20" style:family="text">
      <style:text-properties style:font-name="Verdana" fo:font-size="14pt" style:font-name-asian="Verdana" style:font-size-asian="14pt" style:font-name-complex="Verdana" style:font-size-complex="14pt"/>
    </style:style>
    <style:style style:name="T9_21" style:family="text">
      <style:text-properties style:font-name="Verdana" fo:font-size="14pt" style:font-name-asian="Verdana" style:font-size-asian="14pt" style:font-name-complex="Verdana" style:font-size-complex="14pt"/>
    </style:style>
    <style:style style:name="T9_22" style:family="text">
      <style:text-properties style:font-name="Verdana" fo:font-size="14pt" style:font-name-asian="Verdana" style:font-size-asian="14pt" style:font-name-complex="Verdana" style:font-size-complex="14pt"/>
    </style:style>
    <style:style style:name="T9_23" style:family="text">
      <style:text-properties style:font-name="Verdana" fo:font-size="14pt" style:font-name-asian="Verdana" style:font-size-asian="14pt" style:font-name-complex="Verdana" style:font-size-complex="14pt"/>
    </style:style>
    <style:style style:name="T9_24" style:family="text">
      <style:text-properties style:font-name="Verdana" fo:font-size="14pt" style:font-name-asian="Verdana" style:font-size-asian="14pt" style:font-name-complex="Verdana" style:font-size-complex="14pt"/>
    </style:style>
    <style:style style:name="T9_25" style:family="text">
      <style:text-properties style:font-name="Verdana" fo:font-size="14pt" style:font-name-asian="Verdana" style:font-size-asian="14pt" style:font-name-complex="Verdana" style:font-size-complex="14pt"/>
    </style:style>
    <style:style style:name="T9_26" style:family="text">
      <style:text-properties style:font-name="Verdana" fo:font-size="14pt" style:font-name-asian="Verdana" style:font-size-asian="14pt" style:font-name-complex="Verdana" style:font-size-complex="14pt"/>
    </style:style>
    <style:style style:name="T9_27" style:family="text">
      <style:text-properties style:font-name="Verdana" fo:font-size="14pt" style:font-name-asian="Verdana" style:font-size-asian="14pt" style:font-name-complex="Verdana" style:font-size-complex="14pt"/>
    </style:style>
    <style:style style:name="T9_28" style:family="text">
      <style:text-properties style:font-name="Verdana" fo:font-size="14pt" style:font-name-asian="Verdana" style:font-size-asian="14pt" style:font-name-complex="Verdana" style:font-size-complex="14pt"/>
    </style:style>
    <style:style style:name="T9_29" style:family="text">
      <style:text-properties style:font-name="Verdana" fo:font-size="14pt" style:font-name-asian="Verdana" style:font-size-asian="14pt" style:font-name-complex="Verdana" style:font-size-complex="14pt"/>
    </style:style>
    <style:style style:name="T9_30" style:family="text">
      <style:text-properties style:font-name="Verdana" fo:font-size="14pt" style:font-name-asian="Verdana" style:font-size-asian="14pt" style:font-name-complex="Verdana" style:font-size-complex="14pt"/>
    </style:style>
    <style:style style:name="T9_31" style:family="text">
      <style:text-properties style:font-name="Verdana" fo:font-size="14pt" style:font-name-asian="Verdana" style:font-size-asian="14pt" style:font-name-complex="Verdana" style:font-size-complex="14pt"/>
    </style:style>
    <style:style style:name="T9_32" style:family="text">
      <style:text-properties style:font-name="Verdana" fo:font-size="14pt" style:font-name-asian="Verdana" style:font-size-asian="14pt" style:font-name-complex="Verdana" style:font-size-complex="14pt"/>
    </style:style>
    <style:style style:name="T9_33" style:family="text">
      <style:text-properties style:font-name="Verdana" fo:font-size="14pt" style:font-name-asian="Verdana" style:font-size-asian="14pt" style:font-name-complex="Verdana" style:font-size-complex="14pt"/>
    </style:style>
    <style:style style:name="T9_34" style:family="text">
      <style:text-properties style:font-name="Verdana" fo:font-size="14pt" style:font-name-asian="Verdana" style:font-size-asian="14pt" style:font-name-complex="Verdana" style:font-size-complex="14pt"/>
    </style:style>
    <style:style style:name="T9_35" style:family="text">
      <style:text-properties style:font-name="Verdana" fo:font-size="14pt" style:font-name-asian="Verdana" style:font-size-asian="14pt" style:font-name-complex="Verdana" style:font-size-complex="14pt"/>
    </style:style>
    <style:style style:name="T9_36" style:family="text">
      <style:text-properties style:font-name="Verdana" fo:font-size="14pt" style:font-name-asian="Verdana" style:font-size-asian="14pt" style:font-name-complex="Verdana" style:font-size-complex="14pt"/>
    </style:style>
    <style:style style:name="T9_37" style:family="text">
      <style:text-properties style:font-name="Verdana" fo:font-size="14pt" style:font-name-asian="Verdana" style:font-size-asian="14pt" style:font-name-complex="Verdana" style:font-size-complex="14pt"/>
    </style:style>
    <style:style style:name="T9_38" style:family="text">
      <style:text-properties style:font-name="Verdana" fo:font-size="14pt" style:font-name-asian="Verdana" style:font-size-asian="14pt" style:font-name-complex="Verdana" style:font-size-complex="14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Verdana" fo:font-size="14pt" style:font-name-asian="Verdana" style:font-size-asian="14pt" style:font-name-complex="Verdana" style:font-size-complex="14pt"/>
    </style:style>
    <style:style style:name="T10_2" style:family="text">
      <style:text-properties style:font-name="Verdana" fo:font-size="14pt" style:font-name-asian="Verdana" style:font-size-asian="14pt" style:font-name-complex="Verdana" style:font-size-complex="14pt"/>
    </style:style>
    <style:style style:name="T10_3" style:family="text">
      <style:text-properties style:font-name="Verdana" fo:font-size="14pt" style:font-name-asian="Verdana" style:font-size-asian="14pt" style:font-name-complex="Verdana" style:font-size-complex="14pt"/>
    </style:style>
    <style:style style:name="T10_4" style:family="text">
      <style:text-properties style:font-name="Verdana" fo:font-size="14pt" style:font-name-asian="Verdana" style:font-size-asian="14pt" style:font-name-complex="Verdana" style:font-size-complex="14pt"/>
    </style:style>
    <style:style style:name="T10_5" style:family="text">
      <style:text-properties style:font-name="Verdana" fo:font-size="14pt" style:font-name-asian="Verdana" style:font-size-asian="14pt" style:font-name-complex="Verdana" style:font-size-complex="14pt"/>
    </style:style>
    <style:style style:name="T10_6" style:family="text">
      <style:text-properties style:font-name="Verdana" fo:font-size="14pt" style:font-name-asian="Verdana" style:font-size-asian="14pt" style:font-name-complex="Verdana" style:font-size-complex="14pt"/>
    </style:style>
    <style:style style:name="T10_7" style:family="text">
      <style:text-properties style:font-name="Verdana" fo:font-size="14pt" style:font-name-asian="Verdana" style:font-size-asian="14pt" style:font-name-complex="Verdana" style:font-size-complex="14pt"/>
    </style:style>
    <style:style style:name="T10_8" style:family="text">
      <style:text-properties style:font-name="Verdana" fo:font-size="14pt" style:font-name-asian="Verdana" style:font-size-asian="14pt" style:font-name-complex="Verdana" style:font-size-complex="14pt"/>
    </style:style>
    <style:style style:name="T10_9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" style:family="text">
      <style:text-properties style:font-name="Verdana" fo:font-size="14pt" style:font-name-asian="Verdana" style:font-size-asian="14pt" style:font-name-complex="Verdana" style:font-size-complex="14pt"/>
    </style:style>
    <style:style style:name="T10_17" style:family="text">
      <style:text-properties style:font-name="Verdana" fo:font-size="14pt" style:font-name-asian="Verdana" style:font-size-asian="14pt" style:font-name-complex="Verdana" style:font-size-complex="14pt"/>
    </style:style>
    <style:style style:name="T10_18" style:family="text">
      <style:text-properties style:font-name="Verdana" fo:font-size="14pt" style:font-name-asian="Verdana" style:font-size-asian="14pt" style:font-name-complex="Verdana" style:font-size-complex="14pt"/>
    </style:style>
    <style:style style:name="T10_19" style:family="text">
      <style:text-properties style:font-name="Verdana" fo:font-size="14pt" style:font-name-asian="Verdana" style:font-size-asian="14pt" style:font-name-complex="Verdana" style:font-size-complex="14pt"/>
    </style:style>
    <style:style style:name="T10_20" style:family="text">
      <style:text-properties style:font-name="Verdana" fo:font-size="14pt" style:font-name-asian="Verdana" style:font-size-asian="14pt" style:font-name-complex="Verdana" style:font-size-complex="14pt"/>
    </style:style>
    <style:style style:name="T10_21" style:family="text">
      <style:text-properties style:font-name="Verdana" fo:font-size="14pt" style:font-name-asian="Verdana" style:font-size-asian="14pt" style:font-name-complex="Verdana" style:font-size-complex="14pt"/>
    </style:style>
    <style:style style:name="T10_22" style:family="text">
      <style:text-properties style:font-name="Verdana" fo:font-size="14pt" style:font-name-asian="Verdana" style:font-size-asian="14pt" style:font-name-complex="Verdana" style:font-size-complex="14pt"/>
    </style:style>
    <style:style style:name="T10_23" style:family="text">
      <style:text-properties style:font-name="Verdana" fo:font-size="14pt" style:font-name-asian="Verdana" style:font-size-asian="14pt" style:font-name-complex="Verdana" style:font-size-complex="14pt"/>
    </style:style>
    <style:style style:name="T10_24" style:family="text">
      <style:text-properties style:font-name="Verdana" fo:font-size="14pt" style:font-name-asian="Verdana" style:font-size-asian="14pt" style:font-name-complex="Verdana" style:font-size-complex="14pt"/>
    </style:style>
    <style:style style:name="T10_25" style:family="text">
      <style:text-properties style:font-name="Verdana" fo:font-size="14pt" style:font-name-asian="Verdana" style:font-size-asian="14pt" style:font-name-complex="Verdana" style:font-size-complex="14pt"/>
    </style:style>
    <style:style style:name="T10_26" style:family="text">
      <style:text-properties style:font-name="Verdana" fo:font-size="14pt" style:font-name-asian="Verdana" style:font-size-asian="14pt" style:font-name-complex="Verdana" style:font-size-complex="14pt"/>
    </style:style>
    <style:style style:name="T10_27" style:family="text">
      <style:text-properties style:font-name="Verdana" fo:font-size="14pt" style:font-name-asian="Verdana" style:font-size-asian="14pt" style:font-name-complex="Verdana" style:font-size-complex="14pt"/>
    </style:style>
    <style:style style:name="T10_28" style:family="text">
      <style:text-properties style:font-name="Verdana" fo:font-size="14pt" style:font-name-asian="Verdana" style:font-size-asian="14pt" style:font-name-complex="Verdana" style:font-size-complex="14pt"/>
    </style:style>
    <style:style style:name="T10_29" style:family="text">
      <style:text-properties style:font-name="Verdana" fo:font-size="14pt" style:font-name-asian="Verdana" style:font-size-asian="14pt" style:font-name-complex="Verdana" style:font-size-complex="14pt"/>
    </style:style>
    <style:style style:name="T10_30" style:family="text">
      <style:text-properties style:font-name="Verdana" fo:font-size="14pt" style:font-name-asian="Verdana" style:font-size-asian="14pt" style:font-name-complex="Verdana" style:font-size-complex="14pt"/>
    </style:style>
    <style:style style:name="T10_31" style:family="text">
      <style:text-properties style:font-name="Verdana" fo:font-size="14pt" style:font-name-asian="Verdana" style:font-size-asian="14pt" style:font-name-complex="Verdana" style:font-size-complex="14pt"/>
    </style:style>
    <style:style style:name="T10_32" style:family="text">
      <style:text-properties style:font-name="Verdana" fo:font-size="14pt" style:font-name-asian="Verdana" style:font-size-asian="14pt" style:font-name-complex="Verdana" style:font-size-complex="14pt"/>
    </style:style>
    <style:style style:name="T10_33" style:family="text">
      <style:text-properties style:font-name="Verdana" fo:font-size="14pt" style:font-name-asian="Verdana" style:font-size-asian="14pt" style:font-name-complex="Verdana" style:font-size-complex="14pt"/>
    </style:style>
    <style:style style:name="T10_34" style:family="text">
      <style:text-properties style:font-name="Verdana" fo:font-size="14pt" style:font-name-asian="Verdana" style:font-size-asian="14pt" style:font-name-complex="Verdana" style:font-size-complex="14pt"/>
    </style:style>
    <style:style style:name="T10_35" style:family="text">
      <style:text-properties style:font-name="Verdana" fo:font-size="14pt" style:font-name-asian="Verdana" style:font-size-asian="14pt" style:font-name-complex="Verdana" style:font-size-complex="14pt"/>
    </style:style>
    <style:style style:name="T10_36" style:family="text">
      <style:text-properties style:font-name="Verdana" fo:font-size="14pt" style:font-name-asian="Verdana" style:font-size-asian="14pt" style:font-name-complex="Verdana" style:font-size-complex="14pt"/>
    </style:style>
    <style:style style:name="T10_37" style:family="text">
      <style:text-properties style:font-name="Verdana" fo:font-size="14pt" style:font-name-asian="Verdana" style:font-size-asian="14pt" style:font-name-complex="Verdana" style:font-size-complex="14pt"/>
    </style:style>
    <style:style style:name="T10_38" style:family="text">
      <style:text-properties style:font-name="Verdana" fo:font-size="14pt" style:font-name-asian="Verdana" style:font-size-asian="14pt" style:font-name-complex="Verdana" style:font-size-complex="14pt"/>
    </style:style>
    <style:style style:name="T10_39" style:family="text">
      <style:text-properties style:font-name="Verdana" fo:font-size="14pt" style:font-name-asian="Verdana" style:font-size-asian="14pt" style:font-name-complex="Verdana" style:font-size-complex="14pt"/>
    </style:style>
    <style:style style:name="T10_40" style:family="text">
      <style:text-properties style:font-name="Verdana" fo:font-size="14pt" style:font-name-asian="Verdana" style:font-size-asian="14pt" style:font-name-complex="Verdana" style:font-size-complex="14pt"/>
    </style:style>
    <style:style style:name="T10_41" style:family="text">
      <style:text-properties style:font-name="Verdana" fo:font-size="14pt" style:font-name-asian="Verdana" style:font-size-asian="14pt" style:font-name-complex="Verdana" style:font-size-complex="14pt"/>
    </style:style>
    <style:style style:name="T10_42" style:family="text">
      <style:text-properties style:font-name="Verdana" fo:font-size="14pt" style:font-name-asian="Verdana" style:font-size-asian="14pt" style:font-name-complex="Verdana" style:font-size-complex="14pt"/>
    </style:style>
    <style:style style:name="T10_43" style:family="text">
      <style:text-properties style:font-name="Verdana" fo:font-size="14pt" style:font-name-asian="Verdana" style:font-size-asian="14pt" style:font-name-complex="Verdana" style:font-size-complex="14pt"/>
    </style:style>
    <style:style style:name="T10_44" style:family="text">
      <style:text-properties style:font-name="Verdana" fo:font-size="14pt" style:font-name-asian="Verdana" style:font-size-asian="14pt" style:font-name-complex="Verdana" style:font-size-complex="14pt"/>
    </style:style>
    <style:style style:name="T10_45" style:family="text">
      <style:text-properties style:font-name="Verdana" fo:font-size="14pt" style:font-name-asian="Verdana" style:font-size-asian="14pt" style:font-name-complex="Verdana" style:font-size-complex="14pt"/>
    </style:style>
    <style:style style:name="T10_46" style:family="text">
      <style:text-properties style:font-name="Verdana" fo:font-size="14pt" style:font-name-asian="Verdana" style:font-size-asian="14pt" style:font-name-complex="Verdana" style:font-size-complex="14pt"/>
    </style:style>
    <style:style style:name="T10_47" style:family="text">
      <style:text-properties style:font-name="Verdana" fo:font-size="14pt" style:font-name-asian="Verdana" style:font-size-asian="14pt" style:font-name-complex="Verdana" style:font-size-complex="14pt"/>
    </style:style>
    <style:style style:name="T10_48" style:family="text">
      <style:text-properties style:font-name="Verdana" fo:font-size="14pt" style:font-name-asian="Verdana" style:font-size-asian="14pt" style:font-name-complex="Verdana" style:font-size-complex="14pt"/>
    </style:style>
    <style:style style:name="T10_49" style:family="text">
      <style:text-properties style:font-name="Verdana" fo:font-size="14pt" style:font-name-asian="Verdana" style:font-size-asian="14pt" style:font-name-complex="Verdana" style:font-size-complex="14pt"/>
    </style:style>
    <style:style style:name="T10_50" style:family="text">
      <style:text-properties style:font-name="Verdana" fo:font-size="14pt" style:font-name-asian="Verdana" style:font-size-asian="14pt" style:font-name-complex="Verdana" style:font-size-complex="14pt"/>
    </style:style>
    <style:style style:name="T10_51" style:family="text">
      <style:text-properties style:font-name="Verdana" fo:font-size="14pt" style:font-name-asian="Verdana" style:font-size-asian="14pt" style:font-name-complex="Verdana" style:font-size-complex="14pt"/>
    </style:style>
    <style:style style:name="T10_52" style:family="text">
      <style:text-properties style:font-name="Verdana" fo:font-size="14pt" style:font-name-asian="Verdana" style:font-size-asian="14pt" style:font-name-complex="Verdana" style:font-size-complex="14pt"/>
    </style:style>
    <style:style style:name="T10_53" style:family="text">
      <style:text-properties style:font-name="Verdana" fo:font-size="14pt" style:font-name-asian="Verdana" style:font-size-asian="14pt" style:font-name-complex="Verdana" style:font-size-complex="14pt"/>
    </style:style>
    <style:style style:name="T10_54" style:family="text">
      <style:text-properties style:font-name="Verdana" fo:font-size="14pt" style:font-name-asian="Verdana" style:font-size-asian="14pt" style:font-name-complex="Verdana" style:font-size-complex="14pt"/>
    </style:style>
    <style:style style:name="T10_55" style:family="text">
      <style:text-properties style:font-name="Verdana" fo:font-size="14pt" style:font-name-asian="Verdana" style:font-size-asian="14pt" style:font-name-complex="Verdana" style:font-size-complex="14pt"/>
    </style:style>
    <style:style style:name="T10_56" style:family="text">
      <style:text-properties style:font-name="Verdana" fo:font-size="14pt" style:font-name-asian="Verdana" style:font-size-asian="14pt" style:font-name-complex="Verdana" style:font-size-complex="14pt"/>
    </style:style>
    <style:style style:name="T10_57" style:family="text">
      <style:text-properties style:font-name="Verdana" fo:font-size="14pt" style:font-name-asian="Verdana" style:font-size-asian="14pt" style:font-name-complex="Verdana" style:font-size-complex="14pt"/>
    </style:style>
    <style:style style:name="T10_58" style:family="text">
      <style:text-properties style:font-name="Verdana" fo:font-size="14pt" style:font-name-asian="Verdana" style:font-size-asian="14pt" style:font-name-complex="Verdana" style:font-size-complex="14pt"/>
    </style:style>
    <style:style style:name="T10_59" style:family="text">
      <style:text-properties style:font-name="Verdana" fo:font-size="14pt" style:font-name-asian="Verdana" style:font-size-asian="14pt" style:font-name-complex="Verdana" style:font-size-complex="14pt"/>
    </style:style>
    <style:style style:name="T10_60" style:family="text">
      <style:text-properties style:font-name="Verdana" fo:font-size="14pt" style:font-name-asian="Verdana" style:font-size-asian="14pt" style:font-name-complex="Verdana" style:font-size-complex="14pt"/>
    </style:style>
    <style:style style:name="T10_61" style:family="text">
      <style:text-properties style:font-name="Verdana" fo:font-size="14pt" style:font-name-asian="Verdana" style:font-size-asian="14pt" style:font-name-complex="Verdana" style:font-size-complex="14pt"/>
    </style:style>
    <style:style style:name="T10_62" style:family="text">
      <style:text-properties style:font-name="Verdana" fo:font-size="14pt" style:font-name-asian="Verdana" style:font-size-asian="14pt" style:font-name-complex="Verdana" style:font-size-complex="14pt"/>
    </style:style>
    <style:style style:name="T10_63" style:family="text">
      <style:text-properties style:font-name="Verdana" fo:font-size="14pt" style:font-name-asian="Verdana" style:font-size-asian="14pt" style:font-name-complex="Verdana" style:font-size-complex="14pt"/>
    </style:style>
    <style:style style:name="T10_64" style:family="text">
      <style:text-properties style:font-name="Verdana" fo:font-size="14pt" style:font-name-asian="Verdana" style:font-size-asian="14pt" style:font-name-complex="Verdana" style:font-size-complex="14pt"/>
    </style:style>
    <style:style style:name="T10_65" style:family="text">
      <style:text-properties style:font-name="Verdana" fo:font-size="14pt" style:font-name-asian="Verdana" style:font-size-asian="14pt" style:font-name-complex="Verdana" style:font-size-complex="14pt"/>
    </style:style>
    <style:style style:name="T10_66" style:family="text">
      <style:text-properties style:font-name="Verdana" fo:font-size="14pt" style:font-name-asian="Verdana" style:font-size-asian="14pt" style:font-name-complex="Verdana" style:font-size-complex="14pt"/>
    </style:style>
    <style:style style:name="T10_67" style:family="text">
      <style:text-properties style:font-name="Verdana" fo:font-size="14pt" style:font-name-asian="Verdana" style:font-size-asian="14pt" style:font-name-complex="Verdana" style:font-size-complex="14pt"/>
    </style:style>
    <style:style style:name="T10_68" style:family="text">
      <style:text-properties style:font-name="Verdana" fo:font-size="14pt" style:font-name-asian="Verdana" style:font-size-asian="14pt" style:font-name-complex="Verdana" style:font-size-complex="14pt"/>
    </style:style>
    <style:style style:name="T10_69" style:family="text">
      <style:text-properties style:font-name="Verdana" fo:font-size="14pt" style:font-name-asian="Verdana" style:font-size-asian="14pt" style:font-name-complex="Verdana" style:font-size-complex="14pt"/>
    </style:style>
    <style:style style:name="T10_70" style:family="text">
      <style:text-properties style:font-name="Verdana" fo:font-size="14pt" style:font-name-asian="Verdana" style:font-size-asian="14pt" style:font-name-complex="Verdana" style:font-size-complex="14pt"/>
    </style:style>
    <style:style style:name="T10_71" style:family="text">
      <style:text-properties style:font-name="Verdana" fo:font-size="14pt" style:font-name-asian="Verdana" style:font-size-asian="14pt" style:font-name-complex="Verdana" style:font-size-complex="14pt"/>
    </style:style>
    <style:style style:name="T10_72" style:family="text">
      <style:text-properties style:font-name="Verdana" fo:font-size="14pt" style:font-name-asian="Verdana" style:font-size-asian="14pt" style:font-name-complex="Verdana" style:font-size-complex="14pt"/>
    </style:style>
    <style:style style:name="T10_73" style:family="text">
      <style:text-properties style:font-name="Verdana" fo:font-size="14pt" style:font-name-asian="Verdana" style:font-size-asian="14pt" style:font-name-complex="Verdana" style:font-size-complex="14pt"/>
    </style:style>
    <style:style style:name="T10_74" style:family="text">
      <style:text-properties style:font-name="Verdana" fo:font-size="14pt" style:font-name-asian="Verdana" style:font-size-asian="14pt" style:font-name-complex="Verdana" style:font-size-complex="14pt"/>
    </style:style>
    <style:style style:name="T10_75" style:family="text">
      <style:text-properties style:font-name="Verdana" fo:font-size="14pt" style:font-name-asian="Verdana" style:font-size-asian="14pt" style:font-name-complex="Verdana" style:font-size-complex="14pt"/>
    </style:style>
    <style:style style:name="T10_76" style:family="text">
      <style:text-properties style:font-name="Verdana" fo:font-size="14pt" style:font-name-asian="Verdana" style:font-size-asian="14pt" style:font-name-complex="Verdana" style:font-size-complex="14pt"/>
    </style:style>
    <style:style style:name="T10_77" style:family="text">
      <style:text-properties style:font-name="Verdana" fo:font-size="14pt" style:font-name-asian="Verdana" style:font-size-asian="14pt" style:font-name-complex="Verdana" style:font-size-complex="14pt"/>
    </style:style>
    <style:style style:name="T10_78" style:family="text">
      <style:text-properties style:font-name="Verdana" fo:font-size="14pt" style:font-name-asian="Verdana" style:font-size-asian="14pt" style:font-name-complex="Verdana" style:font-size-complex="14pt"/>
    </style:style>
    <style:style style:name="T10_79" style:family="text">
      <style:text-properties style:font-name="Verdana" fo:font-size="14pt" style:font-name-asian="Verdana" style:font-size-asian="14pt" style:font-name-complex="Verdana" style:font-size-complex="14pt"/>
    </style:style>
    <style:style style:name="T10_80" style:family="text">
      <style:text-properties style:font-name="Verdana" fo:font-size="14pt" style:font-name-asian="Verdana" style:font-size-asian="14pt" style:font-name-complex="Verdana" style:font-size-complex="14pt"/>
    </style:style>
    <style:style style:name="T10_81" style:family="text">
      <style:text-properties style:font-name="Verdana" fo:font-size="14pt" style:font-name-asian="Verdana" style:font-size-asian="14pt" style:font-name-complex="Verdana" style:font-size-complex="14pt"/>
    </style:style>
    <style:style style:name="T10_82" style:family="text">
      <style:text-properties style:font-name="Verdana" fo:font-size="14pt" style:font-name-asian="Verdana" style:font-size-asian="14pt" style:font-name-complex="Verdana" style:font-size-complex="14pt"/>
    </style:style>
    <style:style style:name="T10_83" style:family="text">
      <style:text-properties style:font-name="Verdana" fo:font-size="14pt" style:font-name-asian="Verdana" style:font-size-asian="14pt" style:font-name-complex="Verdana" style:font-size-complex="14pt"/>
    </style:style>
    <style:style style:name="T10_84" style:family="text">
      <style:text-properties style:font-name="Verdana" fo:font-size="14pt" style:font-name-asian="Verdana" style:font-size-asian="14pt" style:font-name-complex="Verdana" style:font-size-complex="14pt"/>
    </style:style>
    <style:style style:name="T10_85" style:family="text">
      <style:text-properties style:font-name="Verdana" fo:font-size="14pt" style:font-name-asian="Verdana" style:font-size-asian="14pt" style:font-name-complex="Verdana" style:font-size-complex="14pt"/>
    </style:style>
    <style:style style:name="T10_86" style:family="text">
      <style:text-properties style:font-name="Verdana" fo:font-size="14pt" style:font-name-asian="Verdana" style:font-size-asian="14pt" style:font-name-complex="Verdana" style:font-size-complex="14pt"/>
    </style:style>
    <style:style style:name="T10_87" style:family="text">
      <style:text-properties style:font-name="Verdana" fo:font-size="14pt" style:font-name-asian="Verdana" style:font-size-asian="14pt" style:font-name-complex="Verdana" style:font-size-complex="14pt"/>
    </style:style>
    <style:style style:name="T10_88" style:family="text">
      <style:text-properties style:font-name="Verdana" fo:font-size="14pt" style:font-name-asian="Verdana" style:font-size-asian="14pt" style:font-name-complex="Verdana" style:font-size-complex="14pt"/>
    </style:style>
    <style:style style:name="T10_89" style:family="text">
      <style:text-properties style:font-name="Verdana" fo:font-size="14pt" style:font-name-asian="Verdana" style:font-size-asian="14pt" style:font-name-complex="Verdana" style:font-size-complex="14pt"/>
    </style:style>
    <style:style style:name="T10_90" style:family="text">
      <style:text-properties style:font-name="Verdana" fo:font-size="14pt" style:font-name-asian="Verdana" style:font-size-asian="14pt" style:font-name-complex="Verdana" style:font-size-complex="14pt"/>
    </style:style>
    <style:style style:name="T10_91" style:family="text">
      <style:text-properties style:font-name="Verdana" fo:font-size="14pt" style:font-name-asian="Verdana" style:font-size-asian="14pt" style:font-name-complex="Verdana" style:font-size-complex="14pt"/>
    </style:style>
    <style:style style:name="T10_92" style:family="text">
      <style:text-properties style:font-name="Verdana" fo:font-size="14pt" style:font-name-asian="Verdana" style:font-size-asian="14pt" style:font-name-complex="Verdana" style:font-size-complex="14pt"/>
    </style:style>
    <style:style style:name="T10_93" style:family="text">
      <style:text-properties style:font-name="Verdana" fo:font-size="14pt" style:font-name-asian="Verdana" style:font-size-asian="14pt" style:font-name-complex="Verdana" style:font-size-complex="14pt"/>
    </style:style>
    <style:style style:name="T10_94" style:family="text">
      <style:text-properties style:font-name="Verdana" fo:font-size="14pt" style:font-name-asian="Verdana" style:font-size-asian="14pt" style:font-name-complex="Verdana" style:font-size-complex="14pt"/>
    </style:style>
    <style:style style:name="T10_95" style:family="text">
      <style:text-properties style:font-name="Verdana" fo:font-size="14pt" style:font-name-asian="Verdana" style:font-size-asian="14pt" style:font-name-complex="Verdana" style:font-size-complex="14pt"/>
    </style:style>
    <style:style style:name="T10_96" style:family="text">
      <style:text-properties style:font-name="Verdana" fo:font-size="14pt" style:font-name-asian="Verdana" style:font-size-asian="14pt" style:font-name-complex="Verdana" style:font-size-complex="14pt"/>
    </style:style>
    <style:style style:name="T10_97" style:family="text">
      <style:text-properties style:font-name="Verdana" fo:font-size="14pt" style:font-name-asian="Verdana" style:font-size-asian="14pt" style:font-name-complex="Verdana" style:font-size-complex="14pt"/>
    </style:style>
    <style:style style:name="T10_98" style:family="text">
      <style:text-properties style:font-name="Verdana" fo:font-size="14pt" style:font-name-asian="Verdana" style:font-size-asian="14pt" style:font-name-complex="Verdana" style:font-size-complex="14pt"/>
    </style:style>
    <style:style style:name="T10_99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0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1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2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3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4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5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6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7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8" style:family="text">
      <style:text-properties style:font-name="Verdana" fo:font-size="14pt" style:font-name-asian="Verdana" style:font-size-asian="14pt" style:font-name-complex="Verdana" style:font-size-complex="14pt"/>
    </style:style>
    <style:style style:name="T10_109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0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1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2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3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4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5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6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7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8" style:family="text">
      <style:text-properties style:font-name="Verdana" fo:font-size="14pt" style:font-name-asian="Verdana" style:font-size-asian="14pt" style:font-name-complex="Verdana" style:font-size-complex="14pt"/>
    </style:style>
    <style:style style:name="T10_119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0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1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2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3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4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5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6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7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8" style:family="text">
      <style:text-properties style:font-name="Verdana" fo:font-size="14pt" style:font-name-asian="Verdana" style:font-size-asian="14pt" style:font-name-complex="Verdana" style:font-size-complex="14pt"/>
    </style:style>
    <style:style style:name="T10_129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0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1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2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3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4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5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6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7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8" style:family="text">
      <style:text-properties style:font-name="Verdana" fo:font-size="14pt" style:font-name-asian="Verdana" style:font-size-asian="14pt" style:font-name-complex="Verdana" style:font-size-complex="14pt"/>
    </style:style>
    <style:style style:name="T10_139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0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1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2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3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4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5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6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7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8" style:family="text">
      <style:text-properties style:font-name="Verdana" fo:font-size="14pt" style:font-name-asian="Verdana" style:font-size-asian="14pt" style:font-name-complex="Verdana" style:font-size-complex="14pt"/>
    </style:style>
    <style:style style:name="T10_149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0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1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2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3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4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5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6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7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8" style:family="text">
      <style:text-properties style:font-name="Verdana" fo:font-size="14pt" style:font-name-asian="Verdana" style:font-size-asian="14pt" style:font-name-complex="Verdana" style:font-size-complex="14pt"/>
    </style:style>
    <style:style style:name="T10_159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0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1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2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3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4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5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6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7" style:family="text">
      <style:text-properties style:font-name="Verdana" fo:font-size="14pt" style:font-name-asian="Verdana" style:font-size-asian="14pt" style:font-name-complex="Verdana" style:font-size-complex="14pt"/>
    </style:style>
    <style:style style:name="T10_168" style:family="text">
      <style:text-properties style:font-name="Verdana" fo:font-size="14pt" style:font-name-asian="Verdana" style:font-size-asian="14pt" style:font-name-complex="Verdana" style:font-size-complex="14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Verdana" fo:font-size="14pt" style:font-name-asian="Verdana" style:font-size-asian="14pt" style:font-name-complex="Verdana" style:font-size-complex="14pt"/>
    </style:style>
    <style:style style:name="T11_2" style:family="text">
      <style:text-properties style:font-name="Verdana" fo:font-size="14pt" style:font-name-asian="Verdana" style:font-size-asian="14pt" style:font-name-complex="Verdana" style:font-size-complex="14pt"/>
    </style:style>
    <style:style style:name="T11_3" style:family="text">
      <style:text-properties style:font-name="Verdana" fo:font-size="14pt" style:font-name-asian="Verdana" style:font-size-asian="14pt" style:font-name-complex="Verdana" style:font-size-complex="14pt"/>
    </style:style>
    <style:style style:name="T11_4" style:family="text">
      <style:text-properties style:font-name="Verdana" fo:font-size="14pt" style:font-name-asian="Verdana" style:font-size-asian="14pt" style:font-name-complex="Verdana" style:font-size-complex="14pt"/>
    </style:style>
    <style:style style:name="T11_5" style:family="text">
      <style:text-properties style:font-name="Verdana" fo:font-size="14pt" style:font-name-asian="Verdana" style:font-size-asian="14pt" style:font-name-complex="Verdana" style:font-size-complex="14pt"/>
    </style:style>
    <style:style style:name="T11_6" style:family="text">
      <style:text-properties style:font-name="Verdana" fo:font-size="14pt" style:font-name-asian="Verdana" style:font-size-asian="14pt" style:font-name-complex="Verdana" style:font-size-complex="14pt"/>
    </style:style>
    <style:style style:name="T11_7" style:family="text">
      <style:text-properties style:font-name="Verdana" fo:font-size="14pt" style:font-name-asian="Verdana" style:font-size-asian="14pt" style:font-name-complex="Verdana" style:font-size-complex="14pt"/>
    </style:style>
    <style:style style:name="T11_8" style:family="text">
      <style:text-properties style:font-name="Verdana" fo:font-size="14pt" style:font-name-asian="Verdana" style:font-size-asian="14pt" style:font-name-complex="Verdana" style:font-size-complex="14pt"/>
    </style:style>
    <style:style style:name="T11_9" style:family="text">
      <style:text-properties style:font-name="Verdana" fo:font-size="14pt" style:font-name-asian="Verdana" style:font-size-asian="14pt" style:font-name-complex="Verdana" style:font-size-complex="14pt"/>
    </style:style>
    <style:style style:name="T11_10" style:family="text">
      <style:text-properties style:font-name="Verdana" fo:font-size="14pt" style:font-name-asian="Verdana" style:font-size-asian="14pt" style:font-name-complex="Verdana" style:font-size-complex="14pt"/>
    </style:style>
    <style:style style:name="T11_11" style:family="text">
      <style:text-properties style:font-name="Verdana" fo:font-size="14pt" style:font-name-asian="Verdana" style:font-size-asian="14pt" style:font-name-complex="Verdana" style:font-size-complex="14pt"/>
    </style:style>
    <style:style style:name="T11_12" style:family="text">
      <style:text-properties style:font-name="Verdana" fo:font-size="14pt" style:font-name-asian="Verdana" style:font-size-asian="14pt" style:font-name-complex="Verdana" style:font-size-complex="14pt"/>
    </style:style>
    <style:style style:name="T11_13" style:family="text">
      <style:text-properties style:font-name="Verdana" fo:font-size="14pt" style:font-name-asian="Verdana" style:font-size-asian="14pt" style:font-name-complex="Verdana" style:font-size-complex="14pt"/>
    </style:style>
    <style:style style:name="T11_14" style:family="text">
      <style:text-properties style:font-name="Verdana" fo:font-size="14pt" style:font-name-asian="Verdana" style:font-size-asian="14pt" style:font-name-complex="Verdana" style:font-size-complex="14pt"/>
    </style:style>
    <style:style style:name="T11_15" style:family="text">
      <style:text-properties style:font-name="Verdana" fo:font-size="14pt" style:font-name-asian="Verdana" style:font-size-asian="14pt" style:font-name-complex="Verdana" style:font-size-complex="14pt"/>
    </style:style>
    <style:style style:name="T11_16" style:family="text">
      <style:text-properties style:font-name="Verdana" fo:font-size="14pt" style:font-name-asian="Verdana" style:font-size-asian="14pt" style:font-name-complex="Verdana" style:font-size-complex="14pt"/>
    </style:style>
    <style:style style:name="T11_17" style:family="text">
      <style:text-properties style:font-name="Verdana" fo:font-size="14pt" style:font-name-asian="Verdana" style:font-size-asian="14pt" style:font-name-complex="Verdana" style:font-size-complex="14pt"/>
    </style:style>
    <style:style style:name="T11_18" style:family="text">
      <style:text-properties style:font-name="Verdana" fo:font-size="14pt" style:font-name-asian="Verdana" style:font-size-asian="14pt" style:font-name-complex="Verdana" style:font-size-complex="14pt"/>
    </style:style>
    <style:style style:name="T11_19" style:family="text">
      <style:text-properties style:font-name="Verdana" fo:font-size="14pt" style:font-name-asian="Verdana" style:font-size-asian="14pt" style:font-name-complex="Verdana" style:font-size-complex="14pt"/>
    </style:style>
    <style:style style:name="T11_20" style:family="text">
      <style:text-properties style:font-name="Verdana" fo:font-size="14pt" style:font-name-asian="Verdana" style:font-size-asian="14pt" style:font-name-complex="Verdana" style:font-size-complex="14pt"/>
    </style:style>
    <style:style style:name="T11_21" style:family="text">
      <style:text-properties style:font-name="Verdana" fo:font-size="14pt" style:font-name-asian="Verdana" style:font-size-asian="14pt" style:font-name-complex="Verdana" style:font-size-complex="14pt"/>
    </style:style>
    <style:style style:name="T11_22" style:family="text">
      <style:text-properties style:font-name="Verdana" fo:font-size="14pt" style:font-name-asian="Verdana" style:font-size-asian="14pt" style:font-name-complex="Verdana" style:font-size-complex="14pt"/>
    </style:style>
    <style:style style:name="T11_23" style:family="text">
      <style:text-properties style:font-name="Verdana" fo:font-size="14pt" style:font-name-asian="Verdana" style:font-size-asian="14pt" style:font-name-complex="Verdana" style:font-size-complex="14pt"/>
    </style:style>
    <style:style style:name="T11_24" style:family="text">
      <style:text-properties style:font-name="Verdana" fo:font-size="14pt" style:font-name-asian="Verdana" style:font-size-asian="14pt" style:font-name-complex="Verdana" style:font-size-complex="14pt"/>
    </style:style>
    <style:style style:name="T11_25" style:family="text">
      <style:text-properties style:font-name="Verdana" fo:font-size="14pt" style:font-name-asian="Verdana" style:font-size-asian="14pt" style:font-name-complex="Verdana" style:font-size-complex="14pt"/>
    </style:style>
    <style:style style:name="T11_26" style:family="text">
      <style:text-properties style:font-name="Verdana" fo:font-size="14pt" style:font-name-asian="Verdana" style:font-size-asian="14pt" style:font-name-complex="Verdana" style:font-size-complex="14pt"/>
    </style:style>
    <style:style style:name="T11_27" style:family="text">
      <style:text-properties style:font-name="Verdana" fo:font-size="14pt" style:font-name-asian="Verdana" style:font-size-asian="14pt" style:font-name-complex="Verdana" style:font-size-complex="14pt"/>
    </style:style>
    <style:style style:name="T11_28" style:family="text">
      <style:text-properties style:font-name="Verdana" fo:font-size="14pt" style:font-name-asian="Verdana" style:font-size-asian="14pt" style:font-name-complex="Verdana" style:font-size-complex="14pt"/>
    </style:style>
    <style:style style:name="T11_29" style:family="text">
      <style:text-properties style:font-name="Verdana" fo:font-size="14pt" style:font-name-asian="Verdana" style:font-size-asian="14pt" style:font-name-complex="Verdana" style:font-size-complex="14pt"/>
    </style:style>
    <style:style style:name="T11_30" style:family="text">
      <style:text-properties style:font-name="Verdana" fo:font-size="14pt" style:font-name-asian="Verdana" style:font-size-asian="14pt" style:font-name-complex="Verdana" style:font-size-complex="14pt"/>
    </style:style>
    <style:style style:name="T11_31" style:family="text">
      <style:text-properties style:font-name="Verdana" fo:font-size="14pt" style:font-name-asian="Verdana" style:font-size-asian="14pt" style:font-name-complex="Verdana" style:font-size-complex="14pt"/>
    </style:style>
    <style:style style:name="T11_32" style:family="text">
      <style:text-properties style:font-name="Verdana" fo:font-size="14pt" style:font-name-asian="Verdana" style:font-size-asian="14pt" style:font-name-complex="Verdana" style:font-size-complex="14pt"/>
    </style:style>
    <style:style style:name="T11_33" style:family="text">
      <style:text-properties style:font-name="Verdana" fo:font-size="14pt" style:font-name-asian="Verdana" style:font-size-asian="14pt" style:font-name-complex="Verdana" style:font-size-complex="14pt"/>
    </style:style>
    <style:style style:name="T11_34" style:family="text">
      <style:text-properties style:font-name="Verdana" fo:font-size="14pt" style:font-name-asian="Verdana" style:font-size-asian="14pt" style:font-name-complex="Verdana" style:font-size-complex="14pt"/>
    </style:style>
    <style:style style:name="T11_35" style:family="text">
      <style:text-properties style:font-name="Verdana" fo:font-size="14pt" style:font-name-asian="Verdana" style:font-size-asian="14pt" style:font-name-complex="Verdana" style:font-size-complex="14pt"/>
    </style:style>
    <style:style style:name="T11_36" style:family="text">
      <style:text-properties style:font-name="Verdana" fo:font-size="14pt" style:font-name-asian="Verdana" style:font-size-asian="14pt" style:font-name-complex="Verdana" style:font-size-complex="14pt"/>
    </style:style>
    <style:style style:name="T11_37" style:family="text">
      <style:text-properties style:font-name="Verdana" fo:font-size="14pt" style:font-name-asian="Verdana" style:font-size-asian="14pt" style:font-name-complex="Verdana" style:font-size-complex="14pt"/>
    </style:style>
    <style:style style:name="T11_38" style:family="text">
      <style:text-properties style:font-name="Verdana" fo:font-size="14pt" style:font-name-asian="Verdana" style:font-size-asian="14pt" style:font-name-complex="Verdana" style:font-size-complex="14pt"/>
    </style:style>
    <style:style style:name="T11_39" style:family="text">
      <style:text-properties style:font-name="Verdana" fo:font-size="14pt" style:font-name-asian="Verdana" style:font-size-asian="14pt" style:font-name-complex="Verdana" style:font-size-complex="14pt"/>
    </style:style>
    <style:style style:name="T11_40" style:family="text">
      <style:text-properties style:font-name="Verdana" fo:font-size="14pt" style:font-name-asian="Verdana" style:font-size-asian="14pt" style:font-name-complex="Verdana" style:font-size-complex="14pt"/>
    </style:style>
    <style:style style:name="T11_41" style:family="text">
      <style:text-properties style:font-name="Verdana" fo:font-size="14pt" style:font-name-asian="Verdana" style:font-size-asian="14pt" style:font-name-complex="Verdana" style:font-size-complex="14pt"/>
    </style:style>
    <style:style style:name="T11_42" style:family="text">
      <style:text-properties style:font-name="Verdana" fo:font-size="14pt" style:font-name-asian="Verdana" style:font-size-asian="14pt" style:font-name-complex="Verdana" style:font-size-complex="14pt"/>
    </style:style>
    <style:style style:name="T11_43" style:family="text">
      <style:text-properties style:font-name="Verdana" fo:font-size="14pt" style:font-name-asian="Verdana" style:font-size-asian="14pt" style:font-name-complex="Verdana" style:font-size-complex="14pt"/>
    </style:style>
    <style:style style:name="T11_44" style:family="text">
      <style:text-properties style:font-name="Verdana" fo:font-size="14pt" style:font-name-asian="Verdana" style:font-size-asian="14pt" style:font-name-complex="Verdana" style:font-size-complex="14pt"/>
    </style:style>
    <style:style style:name="T11_45" style:family="text">
      <style:text-properties style:font-name="Verdana" fo:font-size="14pt" style:font-name-asian="Verdana" style:font-size-asian="14pt" style:font-name-complex="Verdana" style:font-size-complex="14pt"/>
    </style:style>
    <style:style style:name="T11_46" style:family="text">
      <style:text-properties style:font-name="Verdana" fo:font-size="14pt" style:font-name-asian="Verdana" style:font-size-asian="14pt" style:font-name-complex="Verdana" style:font-size-complex="14pt"/>
    </style:style>
    <style:style style:name="T11_47" style:family="text">
      <style:text-properties style:font-name="Verdana" fo:font-size="14pt" style:font-name-asian="Verdana" style:font-size-asian="14pt" style:font-name-complex="Verdana" style:font-size-complex="14pt"/>
    </style:style>
    <style:style style:name="T11_48" style:family="text">
      <style:text-properties style:font-name="Verdana" fo:font-size="14pt" style:font-name-asian="Verdana" style:font-size-asian="14pt" style:font-name-complex="Verdana" style:font-size-complex="14pt"/>
    </style:style>
    <style:style style:name="T11_49" style:family="text">
      <style:text-properties style:font-name="Verdana" fo:font-size="14pt" style:font-name-asian="Verdana" style:font-size-asian="14pt" style:font-name-complex="Verdana" style:font-size-complex="14pt"/>
    </style:style>
    <style:style style:name="T11_50" style:family="text">
      <style:text-properties style:font-name="Verdana" fo:font-size="14pt" style:font-name-asian="Verdana" style:font-size-asian="14pt" style:font-name-complex="Verdana" style:font-size-complex="14pt"/>
    </style:style>
    <style:style style:name="T11_51" style:family="text">
      <style:text-properties style:font-name="Verdana" fo:font-size="14pt" style:font-name-asian="Verdana" style:font-size-asian="14pt" style:font-name-complex="Verdana" style:font-size-complex="14pt"/>
    </style:style>
    <style:style style:name="T11_52" style:family="text">
      <style:text-properties style:font-name="Verdana" fo:font-size="14pt" style:font-name-asian="Verdana" style:font-size-asian="14pt" style:font-name-complex="Verdana" style:font-size-complex="14pt"/>
    </style:style>
    <style:style style:name="T11_53" style:family="text">
      <style:text-properties style:font-name="Verdana" fo:font-size="14pt" style:font-name-asian="Verdana" style:font-size-asian="14pt" style:font-name-complex="Verdana" style:font-size-complex="14pt"/>
    </style:style>
    <style:style style:name="T11_54" style:family="text">
      <style:text-properties style:font-name="Verdana" fo:font-size="14pt" style:font-name-asian="Verdana" style:font-size-asian="14pt" style:font-name-complex="Verdana" style:font-size-complex="14pt"/>
    </style:style>
    <style:style style:name="T11_55" style:family="text">
      <style:text-properties style:font-name="Verdana" fo:font-size="14pt" style:font-name-asian="Verdana" style:font-size-asian="14pt" style:font-name-complex="Verdana" style:font-size-complex="14pt"/>
    </style:style>
    <style:style style:name="T11_56" style:family="text">
      <style:text-properties style:font-name="Verdana" fo:font-size="14pt" style:font-name-asian="Verdana" style:font-size-asian="14pt" style:font-name-complex="Verdana" style:font-size-complex="14pt"/>
    </style:style>
    <style:style style:name="T11_57" style:family="text">
      <style:text-properties style:font-name="Verdana" fo:font-size="14pt" style:font-name-asian="Verdana" style:font-size-asian="14pt" style:font-name-complex="Verdana" style:font-size-complex="14pt"/>
    </style:style>
    <style:style style:name="T11_58" style:family="text">
      <style:text-properties style:font-name="Verdana" fo:font-size="14pt" style:font-name-asian="Verdana" style:font-size-asian="14pt" style:font-name-complex="Verdana" style:font-size-complex="14pt"/>
    </style:style>
    <style:style style:name="T11_59" style:family="text">
      <style:text-properties style:font-name="Verdana" fo:font-size="14pt" style:font-name-asian="Verdana" style:font-size-asian="14pt" style:font-name-complex="Verdana" style:font-size-complex="14pt"/>
    </style:style>
    <style:style style:name="T11_60" style:family="text">
      <style:text-properties style:font-name="Verdana" fo:font-size="14pt" style:font-name-asian="Verdana" style:font-size-asian="14pt" style:font-name-complex="Verdana" style:font-size-complex="14pt"/>
    </style:style>
    <style:style style:name="T11_61" style:family="text">
      <style:text-properties style:font-name="Verdana" fo:font-size="14pt" style:font-name-asian="Verdana" style:font-size-asian="14pt" style:font-name-complex="Verdana" style:font-size-complex="14pt"/>
    </style:style>
    <style:style style:name="T11_62" style:family="text">
      <style:text-properties style:font-name="Verdana" fo:font-size="14pt" style:font-name-asian="Verdana" style:font-size-asian="14pt" style:font-name-complex="Verdana" style:font-size-complex="14pt"/>
    </style:style>
    <style:style style:name="T11_63" style:family="text">
      <style:text-properties style:font-name="Verdana" fo:font-size="14pt" style:font-name-asian="Verdana" style:font-size-asian="14pt" style:font-name-complex="Verdana" style:font-size-complex="14pt"/>
    </style:style>
    <style:style style:name="T11_64" style:family="text">
      <style:text-properties style:font-name="Verdana" fo:font-size="14pt" style:font-name-asian="Verdana" style:font-size-asian="14pt" style:font-name-complex="Verdana" style:font-size-complex="14pt"/>
    </style:style>
    <style:style style:name="T11_65" style:family="text">
      <style:text-properties style:font-name="Verdana" fo:font-size="14pt" style:font-name-asian="Verdana" style:font-size-asian="14pt" style:font-name-complex="Verdana" style:font-size-complex="14pt"/>
    </style:style>
    <style:style style:name="T11_66" style:family="text">
      <style:text-properties style:font-name="Verdana" fo:font-size="14pt" style:font-name-asian="Verdana" style:font-size-asian="14pt" style:font-name-complex="Verdana" style:font-size-complex="14pt"/>
    </style:style>
    <style:style style:name="T11_67" style:family="text">
      <style:text-properties style:font-name="Verdana" fo:font-size="14pt" style:font-name-asian="Verdana" style:font-size-asian="14pt" style:font-name-complex="Verdana" style:font-size-complex="14pt"/>
    </style:style>
    <style:style style:name="T11_68" style:family="text">
      <style:text-properties style:font-name="Verdana" fo:font-size="14pt" style:font-name-asian="Verdana" style:font-size-asian="14pt" style:font-name-complex="Verdana" style:font-size-complex="14pt"/>
    </style:style>
    <style:style style:name="T11_69" style:family="text">
      <style:text-properties style:font-name="Verdana" fo:font-size="14pt" style:font-name-asian="Verdana" style:font-size-asian="14pt" style:font-name-complex="Verdana" style:font-size-complex="14pt"/>
    </style:style>
    <style:style style:name="T11_70" style:family="text">
      <style:text-properties style:font-name="Verdana" fo:font-size="14pt" style:font-name-asian="Verdana" style:font-size-asian="14pt" style:font-name-complex="Verdana" style:font-size-complex="14pt"/>
    </style:style>
    <style:style style:name="T11_71" style:family="text">
      <style:text-properties style:font-name="Verdana" fo:font-size="14pt" style:font-name-asian="Verdana" style:font-size-asian="14pt" style:font-name-complex="Verdana" style:font-size-complex="14pt"/>
    </style:style>
    <style:style style:name="T11_72" style:family="text">
      <style:text-properties style:font-name="Verdana" fo:font-size="14pt" style:font-name-asian="Verdana" style:font-size-asian="14pt" style:font-name-complex="Verdana" style:font-size-complex="14pt"/>
    </style:style>
    <style:style style:name="T11_73" style:family="text">
      <style:text-properties style:font-name="Verdana" fo:font-size="14pt" style:font-name-asian="Verdana" style:font-size-asian="14pt" style:font-name-complex="Verdana" style:font-size-complex="14pt"/>
    </style:style>
    <style:style style:name="T11_74" style:family="text">
      <style:text-properties style:font-name="Verdana" fo:font-size="14pt" style:font-name-asian="Verdana" style:font-size-asian="14pt" style:font-name-complex="Verdana" style:font-size-complex="14pt"/>
    </style:style>
    <style:style style:name="T11_75" style:family="text">
      <style:text-properties style:font-name="Verdana" fo:font-size="14pt" style:font-name-asian="Verdana" style:font-size-asian="14pt" style:font-name-complex="Verdana" style:font-size-complex="14pt"/>
    </style:style>
    <style:style style:name="T11_76" style:family="text">
      <style:text-properties style:font-name="Verdana" fo:font-size="14pt" style:font-name-asian="Verdana" style:font-size-asian="14pt" style:font-name-complex="Verdana" style:font-size-complex="14pt"/>
    </style:style>
    <style:style style:name="P12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13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2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3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4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5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6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7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8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9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4_10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Verdana" fo:font-size="14pt" style:font-name-asian="Verdana" style:font-size-asian="14pt" style:font-name-complex="Verdana" style:font-size-complex="14pt"/>
    </style:style>
    <style:style style:name="T15_2" style:family="text">
      <style:text-properties style:font-name="Verdana" fo:font-size="14pt" style:font-name-asian="Verdana" style:font-size-asian="14pt" style:font-name-complex="Verdana" style:font-size-complex="14pt"/>
    </style:style>
    <style:style style:name="T15_3" style:family="text">
      <style:text-properties style:font-name="Verdana" fo:font-size="14pt" style:font-name-asian="Verdana" style:font-size-asian="14pt" style:font-name-complex="Verdana" style:font-size-complex="14pt"/>
    </style:style>
    <style:style style:name="T15_4" style:family="text">
      <style:text-properties style:font-name="Verdana" fo:font-size="14pt" style:font-name-asian="Verdana" style:font-size-asian="14pt" style:font-name-complex="Verdana" style:font-size-complex="14pt"/>
    </style:style>
    <style:style style:name="T15_5" style:family="text">
      <style:text-properties style:font-name="Verdana" fo:font-size="14pt" style:font-name-asian="Verdana" style:font-size-asian="14pt" style:font-name-complex="Verdana" style:font-size-complex="14pt"/>
    </style:style>
    <style:style style:name="T15_6" style:family="text">
      <style:text-properties style:font-name="Verdana" fo:font-size="14pt" style:font-name-asian="Verdana" style:font-size-asian="14pt" style:font-name-complex="Verdana" style:font-size-complex="14pt"/>
    </style:style>
    <style:style style:name="T15_7" style:family="text">
      <style:text-properties style:font-name="Verdana" fo:font-size="14pt" style:font-name-asian="Verdana" style:font-size-asian="14pt" style:font-name-complex="Verdana" style:font-size-complex="14pt"/>
    </style:style>
    <style:style style:name="T15_8" style:family="text">
      <style:text-properties style:font-name="Verdana" fo:font-size="14pt" style:font-name-asian="Verdana" style:font-size-asian="14pt" style:font-name-complex="Verdana" style:font-size-complex="14pt"/>
    </style:style>
    <style:style style:name="T15_9" style:family="text">
      <style:text-properties style:font-name="Verdana" fo:font-size="14pt" style:font-name-asian="Verdana" style:font-size-asian="14pt" style:font-name-complex="Verdana" style:font-size-complex="14pt"/>
    </style:style>
    <style:style style:name="T15_10" style:family="text">
      <style:text-properties style:font-name="Verdana" fo:font-size="14pt" style:font-name-asian="Verdana" style:font-size-asian="14pt" style:font-name-complex="Verdana" style:font-size-complex="14pt"/>
    </style:style>
    <style:style style:name="T15_11" style:family="text">
      <style:text-properties style:font-name="Verdana" fo:font-size="14pt" style:font-name-asian="Verdana" style:font-size-asian="14pt" style:font-name-complex="Verdana" style:font-size-complex="14pt"/>
    </style:style>
    <style:style style:name="T15_12" style:family="text">
      <style:text-properties style:font-name="Verdana" fo:font-size="14pt" style:font-name-asian="Verdana" style:font-size-asian="14pt" style:font-name-complex="Verdana" style:font-size-complex="14pt"/>
    </style:style>
    <style:style style:name="T15_13" style:family="text">
      <style:text-properties style:font-name="Verdana" fo:font-size="14pt" style:font-name-asian="Verdana" style:font-size-asian="14pt" style:font-name-complex="Verdana" style:font-size-complex="14pt"/>
    </style:style>
    <style:style style:name="T15_14" style:family="text">
      <style:text-properties style:font-name="Verdana" fo:font-size="14pt" style:font-name-asian="Verdana" style:font-size-asian="14pt" style:font-name-complex="Verdana" style:font-size-complex="14pt"/>
    </style:style>
    <style:style style:name="T15_15" style:family="text">
      <style:text-properties style:font-name="Verdana" fo:font-size="14pt" style:font-name-asian="Verdana" style:font-size-asian="14pt" style:font-name-complex="Verdana" style:font-size-complex="14pt"/>
    </style:style>
    <style:style style:name="T15_16" style:family="text">
      <style:text-properties style:font-name="Verdana" fo:font-size="14pt" style:font-name-asian="Verdana" style:font-size-asian="14pt" style:font-name-complex="Verdana" style:font-size-complex="14pt"/>
    </style:style>
    <style:style style:name="T15_17" style:family="text">
      <style:text-properties style:font-name="Verdana" fo:font-size="14pt" style:font-name-asian="Verdana" style:font-size-asian="14pt" style:font-name-complex="Verdana" style:font-size-complex="14pt"/>
    </style:style>
    <style:style style:name="T15_18" style:family="text">
      <style:text-properties style:font-name="Verdana" fo:font-size="14pt" style:font-name-asian="Verdana" style:font-size-asian="14pt" style:font-name-complex="Verdana" style:font-size-complex="14pt"/>
    </style:style>
    <style:style style:name="T15_19" style:family="text">
      <style:text-properties style:font-name="Verdana" fo:font-size="14pt" style:font-name-asian="Verdana" style:font-size-asian="14pt" style:font-name-complex="Verdana" style:font-size-complex="14pt"/>
    </style:style>
    <style:style style:name="T15_20" style:family="text">
      <style:text-properties style:font-name="Verdana" fo:font-size="14pt" style:font-name-asian="Verdana" style:font-size-asian="14pt" style:font-name-complex="Verdana" style:font-size-complex="14pt"/>
    </style:style>
    <style:style style:name="T15_21" style:family="text">
      <style:text-properties style:font-name="Verdana" fo:font-size="14pt" style:font-name-asian="Verdana" style:font-size-asian="14pt" style:font-name-complex="Verdana" style:font-size-complex="14pt"/>
    </style:style>
    <style:style style:name="T15_22" style:family="text">
      <style:text-properties style:font-name="Verdana" fo:font-size="14pt" style:font-name-asian="Verdana" style:font-size-asian="14pt" style:font-name-complex="Verdana" style:font-size-complex="14pt"/>
    </style:style>
    <style:style style:name="T15_23" style:family="text">
      <style:text-properties style:font-name="Verdana" fo:font-size="14pt" style:font-name-asian="Verdana" style:font-size-asian="14pt" style:font-name-complex="Verdana" style:font-size-complex="14pt"/>
    </style:style>
    <style:style style:name="T15_24" style:family="text">
      <style:text-properties style:font-name="Verdana" fo:font-size="14pt" style:font-name-asian="Verdana" style:font-size-asian="14pt" style:font-name-complex="Verdana" style:font-size-complex="14pt"/>
    </style:style>
    <style:style style:name="T15_25" style:family="text">
      <style:text-properties style:font-name="Verdana" fo:font-size="14pt" style:font-name-asian="Verdana" style:font-size-asian="14pt" style:font-name-complex="Verdana" style:font-size-complex="14pt"/>
    </style:style>
    <style:style style:name="T15_26" style:family="text">
      <style:text-properties style:font-name="Verdana" fo:font-size="14pt" style:font-name-asian="Verdana" style:font-size-asian="14pt" style:font-name-complex="Verdana" style:font-size-complex="14pt"/>
    </style:style>
    <style:style style:name="T15_27" style:family="text">
      <style:text-properties style:font-name="Verdana" fo:font-size="14pt" style:font-name-asian="Verdana" style:font-size-asian="14pt" style:font-name-complex="Verdana" style:font-size-complex="14pt"/>
    </style:style>
    <style:style style:name="T15_28" style:family="text">
      <style:text-properties style:font-name="Verdana" fo:font-size="14pt" style:font-name-asian="Verdana" style:font-size-asian="14pt" style:font-name-complex="Verdana" style:font-size-complex="14pt"/>
    </style:style>
    <style:style style:name="T15_29" style:family="text">
      <style:text-properties style:font-name="Verdana" fo:font-size="14pt" style:font-name-asian="Verdana" style:font-size-asian="14pt" style:font-name-complex="Verdana" style:font-size-complex="14pt"/>
    </style:style>
    <style:style style:name="T15_30" style:family="text">
      <style:text-properties style:font-name="Verdana" fo:font-size="14pt" style:font-name-asian="Verdana" style:font-size-asian="14pt" style:font-name-complex="Verdana" style:font-size-complex="14pt"/>
    </style:style>
    <style:style style:name="T15_31" style:family="text">
      <style:text-properties style:font-name="Verdana" fo:font-size="14pt" style:font-name-asian="Verdana" style:font-size-asian="14pt" style:font-name-complex="Verdana" style:font-size-complex="14pt"/>
    </style:style>
    <style:style style:name="T15_32" style:family="text">
      <style:text-properties style:font-name="Verdana" fo:font-size="14pt" style:font-name-asian="Verdana" style:font-size-asian="14pt" style:font-name-complex="Verdana" style:font-size-complex="14pt"/>
    </style:style>
    <style:style style:name="T15_33" style:family="text">
      <style:text-properties style:font-name="Verdana" fo:font-size="14pt" style:font-name-asian="Verdana" style:font-size-asian="14pt" style:font-name-complex="Verdana" style:font-size-complex="14pt"/>
    </style:style>
    <style:style style:name="T15_34" style:family="text">
      <style:text-properties style:font-name="Verdana" fo:font-size="14pt" style:font-name-asian="Verdana" style:font-size-asian="14pt" style:font-name-complex="Verdana" style:font-size-complex="14pt"/>
    </style:style>
    <style:style style:name="T15_35" style:family="text">
      <style:text-properties style:font-name="Verdana" fo:font-size="14pt" style:font-name-asian="Verdana" style:font-size-asian="14pt" style:font-name-complex="Verdana" style:font-size-complex="14pt"/>
    </style:style>
    <style:style style:name="T15_36" style:family="text">
      <style:text-properties style:font-name="Verdana" fo:font-size="14pt" style:font-name-asian="Verdana" style:font-size-asian="14pt" style:font-name-complex="Verdana" style:font-size-complex="14pt"/>
    </style:style>
    <style:style style:name="T15_37" style:family="text">
      <style:text-properties style:font-name="Verdana" fo:font-size="14pt" style:font-name-asian="Verdana" style:font-size-asian="14pt" style:font-name-complex="Verdana" style:font-size-complex="14pt"/>
    </style:style>
    <style:style style:name="T15_38" style:family="text">
      <style:text-properties style:font-name="Verdana" fo:font-size="14pt" style:font-name-asian="Verdana" style:font-size-asian="14pt" style:font-name-complex="Verdana" style:font-size-complex="14pt"/>
    </style:style>
    <style:style style:name="T15_39" style:family="text">
      <style:text-properties style:font-name="Verdana" fo:font-size="14pt" style:font-name-asian="Verdana" style:font-size-asian="14pt" style:font-name-complex="Verdana" style:font-size-complex="14pt"/>
    </style:style>
    <style:style style:name="T15_40" style:family="text">
      <style:text-properties style:font-name="Verdana" fo:font-size="14pt" style:font-name-asian="Verdana" style:font-size-asian="14pt" style:font-name-complex="Verdana" style:font-size-complex="14pt"/>
    </style:style>
    <style:style style:name="T15_41" style:family="text">
      <style:text-properties style:font-name="Verdana" fo:font-size="14pt" style:font-name-asian="Verdana" style:font-size-asian="14pt" style:font-name-complex="Verdana" style:font-size-complex="14pt"/>
    </style:style>
    <style:style style:name="T15_42" style:family="text">
      <style:text-properties style:font-name="Verdana" fo:font-size="14pt" style:font-name-asian="Verdana" style:font-size-asian="14pt" style:font-name-complex="Verdana" style:font-size-complex="14pt"/>
    </style:style>
    <style:style style:name="T15_43" style:family="text">
      <style:text-properties style:font-name="Verdana" fo:font-size="14pt" style:font-name-asian="Verdana" style:font-size-asian="14pt" style:font-name-complex="Verdana" style:font-size-complex="14pt"/>
    </style:style>
    <style:style style:name="T15_44" style:family="text">
      <style:text-properties style:font-name="Verdana" fo:font-size="14pt" style:font-name-asian="Verdana" style:font-size-asian="14pt" style:font-name-complex="Verdana" style:font-size-complex="14pt"/>
    </style:style>
    <style:style style:name="T15_45" style:family="text">
      <style:text-properties style:font-name="Verdana" fo:font-size="14pt" style:font-name-asian="Verdana" style:font-size-asian="14pt" style:font-name-complex="Verdana" style:font-size-complex="14pt"/>
    </style:style>
    <style:style style:name="T15_46" style:family="text">
      <style:text-properties style:font-name="Verdana" fo:font-size="14pt" style:font-name-asian="Verdana" style:font-size-asian="14pt" style:font-name-complex="Verdana" style:font-size-complex="14pt"/>
    </style:style>
    <style:style style:name="T15_47" style:family="text">
      <style:text-properties style:font-name="Verdana" fo:font-size="14pt" style:font-name-asian="Verdana" style:font-size-asian="14pt" style:font-name-complex="Verdana" style:font-size-complex="14pt"/>
    </style:style>
    <style:style style:name="T15_48" style:family="text">
      <style:text-properties style:font-name="Verdana" fo:font-size="14pt" style:font-name-asian="Verdana" style:font-size-asian="14pt" style:font-name-complex="Verdana" style:font-size-complex="14pt"/>
    </style:style>
    <style:style style:name="T15_49" style:family="text">
      <style:text-properties style:font-name="Verdana" fo:font-size="14pt" style:font-name-asian="Verdana" style:font-size-asian="14pt" style:font-name-complex="Verdana" style:font-size-complex="14pt"/>
    </style:style>
    <style:style style:name="T15_50" style:family="text">
      <style:text-properties style:font-name="Verdana" fo:font-size="14pt" style:font-name-asian="Verdana" style:font-size-asian="14pt" style:font-name-complex="Verdana" style:font-size-complex="14pt"/>
    </style:style>
    <style:style style:name="T15_51" style:family="text">
      <style:text-properties style:font-name="Verdana" fo:font-size="14pt" style:font-name-asian="Verdana" style:font-size-asian="14pt" style:font-name-complex="Verdana" style:font-size-complex="14pt"/>
    </style:style>
    <style:style style:name="T15_52" style:family="text">
      <style:text-properties style:font-name="Verdana" fo:font-size="14pt" style:font-name-asian="Verdana" style:font-size-asian="14pt" style:font-name-complex="Verdana" style:font-size-complex="14pt"/>
    </style:style>
    <style:style style:name="T15_53" style:family="text">
      <style:text-properties style:font-name="Verdana" fo:font-size="14pt" style:font-name-asian="Verdana" style:font-size-asian="14pt" style:font-name-complex="Verdana" style:font-size-complex="14pt"/>
    </style:style>
    <style:style style:name="T15_54" style:family="text">
      <style:text-properties style:font-name="Verdana" fo:font-size="14pt" style:font-name-asian="Verdana" style:font-size-asian="14pt" style:font-name-complex="Verdana" style:font-size-complex="14pt"/>
    </style:style>
    <style:style style:name="T15_55" style:family="text">
      <style:text-properties style:font-name="Verdana" fo:font-size="14pt" style:font-name-asian="Verdana" style:font-size-asian="14pt" style:font-name-complex="Verdana" style:font-size-complex="14pt"/>
    </style:style>
    <style:style style:name="T15_56" style:family="text">
      <style:text-properties style:font-name="Verdana" fo:font-size="14pt" style:font-name-asian="Verdana" style:font-size-asian="14pt" style:font-name-complex="Verdana" style:font-size-complex="14pt"/>
    </style:style>
    <style:style style:name="T15_57" style:family="text">
      <style:text-properties style:font-name="Verdana" fo:font-size="14pt" style:font-name-asian="Verdana" style:font-size-asian="14pt" style:font-name-complex="Verdana" style:font-size-complex="14pt"/>
    </style:style>
    <style:style style:name="T15_58" style:family="text">
      <style:text-properties style:font-name="Verdana" fo:font-size="14pt" style:font-name-asian="Verdana" style:font-size-asian="14pt" style:font-name-complex="Verdana" style:font-size-complex="14pt"/>
    </style:style>
    <style:style style:name="T15_59" style:family="text">
      <style:text-properties style:font-name="Verdana" fo:font-size="14pt" style:font-name-asian="Verdana" style:font-size-asian="14pt" style:font-name-complex="Verdana" style:font-size-complex="14pt"/>
    </style:style>
    <style:style style:name="T15_60" style:family="text">
      <style:text-properties style:font-name="Verdana" fo:font-size="14pt" style:font-name-asian="Verdana" style:font-size-asian="14pt" style:font-name-complex="Verdana" style:font-size-complex="14pt"/>
    </style:style>
    <style:style style:name="T15_61" style:family="text">
      <style:text-properties style:font-name="Verdana" fo:font-size="14pt" style:font-name-asian="Verdana" style:font-size-asian="14pt" style:font-name-complex="Verdana" style:font-size-complex="14pt"/>
    </style:style>
    <style:style style:name="T15_62" style:family="text">
      <style:text-properties style:font-name="Verdana" fo:font-size="14pt" style:font-name-asian="Verdana" style:font-size-asian="14pt" style:font-name-complex="Verdana" style:font-size-complex="14pt"/>
    </style:style>
    <style:style style:name="T15_63" style:family="text">
      <style:text-properties style:font-name="Verdana" fo:font-size="14pt" style:font-name-asian="Verdana" style:font-size-asian="14pt" style:font-name-complex="Verdana" style:font-size-complex="14pt"/>
    </style:style>
    <style:style style:name="T15_64" style:family="text">
      <style:text-properties style:font-name="Verdana" fo:font-size="14pt" style:font-name-asian="Verdana" style:font-size-asian="14pt" style:font-name-complex="Verdana" style:font-size-complex="14pt"/>
    </style:style>
    <style:style style:name="T15_65" style:family="text">
      <style:text-properties style:font-name="Verdana" fo:font-size="14pt" style:font-name-asian="Verdana" style:font-size-asian="14pt" style:font-name-complex="Verdana" style:font-size-complex="14pt"/>
    </style:style>
    <style:style style:name="T15_66" style:family="text">
      <style:text-properties style:font-name="Verdana" fo:font-size="14pt" style:font-name-asian="Verdana" style:font-size-asian="14pt" style:font-name-complex="Verdana" style:font-size-complex="14pt"/>
    </style:style>
    <style:style style:name="T15_67" style:family="text">
      <style:text-properties style:font-name="Verdana" fo:font-size="14pt" style:font-name-asian="Verdana" style:font-size-asian="14pt" style:font-name-complex="Verdana" style:font-size-complex="14pt"/>
    </style:style>
    <style:style style:name="T15_68" style:family="text">
      <style:text-properties style:font-name="Verdana" fo:font-size="14pt" style:font-name-asian="Verdana" style:font-size-asian="14pt" style:font-name-complex="Verdana" style:font-size-complex="14pt"/>
    </style:style>
    <style:style style:name="T15_69" style:family="text">
      <style:text-properties style:font-name="Verdana" fo:font-size="14pt" style:font-name-asian="Verdana" style:font-size-asian="14pt" style:font-name-complex="Verdana" style:font-size-complex="14pt"/>
    </style:style>
    <style:style style:name="T15_70" style:family="text">
      <style:text-properties style:font-name="Verdana" fo:font-size="14pt" style:font-name-asian="Verdana" style:font-size-asian="14pt" style:font-name-complex="Verdana" style:font-size-complex="14pt"/>
    </style:style>
    <style:style style:name="T15_71" style:family="text">
      <style:text-properties style:font-name="Verdana" fo:font-size="14pt" style:font-name-asian="Verdana" style:font-size-asian="14pt" style:font-name-complex="Verdana" style:font-size-complex="14pt"/>
    </style:style>
    <style:style style:name="T15_72" style:family="text">
      <style:text-properties style:font-name="Verdana" fo:font-size="14pt" style:font-name-asian="Verdana" style:font-size-asian="14pt" style:font-name-complex="Verdana" style:font-size-complex="14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Verdana" fo:font-size="14pt" style:font-name-asian="Verdana" style:font-size-asian="14pt" style:font-name-complex="Verdana" style:font-size-complex="14pt"/>
    </style:style>
    <style:style style:name="T16_2" style:family="text">
      <style:text-properties style:font-name="Verdana" fo:font-size="14pt" style:font-name-asian="Verdana" style:font-size-asian="14pt" style:font-name-complex="Verdana" style:font-size-complex="14pt"/>
    </style:style>
    <style:style style:name="T16_3" style:family="text">
      <style:text-properties style:font-name="Verdana" fo:font-size="14pt" style:font-name-asian="Verdana" style:font-size-asian="14pt" style:font-name-complex="Verdana" style:font-size-complex="14pt"/>
    </style:style>
    <style:style style:name="T16_4" style:family="text">
      <style:text-properties style:font-name="Verdana" fo:font-size="14pt" style:font-name-asian="Verdana" style:font-size-asian="14pt" style:font-name-complex="Verdana" style:font-size-complex="14pt"/>
    </style:style>
    <style:style style:name="T16_5" style:family="text">
      <style:text-properties style:font-name="Verdana" fo:font-size="14pt" style:font-name-asian="Verdana" style:font-size-asian="14pt" style:font-name-complex="Verdana" style:font-size-complex="14pt"/>
    </style:style>
    <style:style style:name="T16_6" style:family="text">
      <style:text-properties style:font-name="Verdana" fo:font-size="14pt" style:font-name-asian="Verdana" style:font-size-asian="14pt" style:font-name-complex="Verdana" style:font-size-complex="14pt"/>
    </style:style>
    <style:style style:name="T16_7" style:family="text">
      <style:text-properties style:font-name="Verdana" fo:font-size="14pt" style:font-name-asian="Verdana" style:font-size-asian="14pt" style:font-name-complex="Verdana" style:font-size-complex="14pt"/>
    </style:style>
    <style:style style:name="T16_8" style:family="text">
      <style:text-properties style:font-name="Verdana" fo:font-size="14pt" style:font-name-asian="Verdana" style:font-size-asian="14pt" style:font-name-complex="Verdana" style:font-size-complex="14pt"/>
    </style:style>
    <style:style style:name="T16_9" style:family="text">
      <style:text-properties style:font-name="Verdana" fo:font-size="14pt" style:font-name-asian="Verdana" style:font-size-asian="14pt" style:font-name-complex="Verdana" style:font-size-complex="14pt"/>
    </style:style>
    <style:style style:name="T16_10" style:family="text">
      <style:text-properties style:font-name="Verdana" fo:font-size="14pt" style:font-name-asian="Verdana" style:font-size-asian="14pt" style:font-name-complex="Verdana" style:font-size-complex="14pt"/>
    </style:style>
    <style:style style:name="T16_11" style:family="text">
      <style:text-properties style:font-name="Verdana" fo:font-size="14pt" style:font-name-asian="Verdana" style:font-size-asian="14pt" style:font-name-complex="Verdana" style:font-size-complex="14pt"/>
    </style:style>
    <style:style style:name="T16_12" style:family="text">
      <style:text-properties style:font-name="Verdana" fo:font-size="14pt" style:font-name-asian="Verdana" style:font-size-asian="14pt" style:font-name-complex="Verdana" style:font-size-complex="14pt"/>
    </style:style>
    <style:style style:name="T16_13" style:family="text">
      <style:text-properties style:font-name="Verdana" fo:font-size="14pt" style:font-name-asian="Verdana" style:font-size-asian="14pt" style:font-name-complex="Verdana" style:font-size-complex="14pt"/>
    </style:style>
    <style:style style:name="T16_14" style:family="text">
      <style:text-properties style:font-name="Verdana" fo:font-size="14pt" style:font-name-asian="Verdana" style:font-size-asian="14pt" style:font-name-complex="Verdana" style:font-size-complex="14pt"/>
    </style:style>
    <style:style style:name="T16_15" style:family="text">
      <style:text-properties style:font-name="Verdana" fo:font-size="14pt" style:font-name-asian="Verdana" style:font-size-asian="14pt" style:font-name-complex="Verdana" style:font-size-complex="14pt"/>
    </style:style>
    <style:style style:name="T16_16" style:family="text">
      <style:text-properties style:font-name="Verdana" fo:font-size="14pt" style:font-name-asian="Verdana" style:font-size-asian="14pt" style:font-name-complex="Verdana" style:font-size-complex="14pt"/>
    </style:style>
    <style:style style:name="T16_17" style:family="text">
      <style:text-properties style:font-name="Verdana" fo:font-size="14pt" style:font-name-asian="Verdana" style:font-size-asian="14pt" style:font-name-complex="Verdana" style:font-size-complex="14pt"/>
    </style:style>
    <style:style style:name="T16_18" style:family="text">
      <style:text-properties style:font-name="Verdana" fo:font-size="14pt" style:font-name-asian="Verdana" style:font-size-asian="14pt" style:font-name-complex="Verdana" style:font-size-complex="14pt"/>
    </style:style>
    <style:style style:name="T16_19" style:family="text">
      <style:text-properties style:font-name="Verdana" fo:font-size="14pt" style:font-name-asian="Verdana" style:font-size-asian="14pt" style:font-name-complex="Verdana" style:font-size-complex="14pt"/>
    </style:style>
    <style:style style:name="T16_20" style:family="text">
      <style:text-properties style:font-name="Verdana" fo:font-size="14pt" style:font-name-asian="Verdana" style:font-size-asian="14pt" style:font-name-complex="Verdana" style:font-size-complex="14pt"/>
    </style:style>
    <style:style style:name="T16_21" style:family="text">
      <style:text-properties style:font-name="Verdana" fo:font-size="14pt" style:font-name-asian="Verdana" style:font-size-asian="14pt" style:font-name-complex="Verdana" style:font-size-complex="14pt"/>
    </style:style>
    <style:style style:name="T16_22" style:family="text">
      <style:text-properties style:font-name="Verdana" fo:font-size="14pt" style:font-name-asian="Verdana" style:font-size-asian="14pt" style:font-name-complex="Verdana" style:font-size-complex="14pt"/>
    </style:style>
    <style:style style:name="T16_23" style:family="text"/>
    <style:style style:name="T16_24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25" style:family="text"/>
    <style:style style:name="T16_26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27" style:family="text"/>
    <style:style style:name="T16_28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29" style:family="text"/>
    <style:style style:name="T16_30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31" style:family="text"/>
    <style:style style:name="T16_32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33" style:family="text"/>
    <style:style style:name="T16_34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35" style:family="text"/>
    <style:style style:name="T16_36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37" style:family="text"/>
    <style:style style:name="T16_38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39" style:family="text"/>
    <style:style style:name="T16_40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41" style:family="text"/>
    <style:style style:name="T16_42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43" style:family="text"/>
    <style:style style:name="T16_44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45" style:family="text"/>
    <style:style style:name="T16_46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47" style:family="text"/>
    <style:style style:name="T16_48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49" style:family="text"/>
    <style:style style:name="T16_50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51" style:family="text"/>
    <style:style style:name="T16_52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53" style:family="text"/>
    <style:style style:name="T16_54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55" style:family="text"/>
    <style:style style:name="T16_56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57" style:family="text"/>
    <style:style style:name="T16_58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59" style:family="text"/>
    <style:style style:name="T16_60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61" style:family="text"/>
    <style:style style:name="T16_62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63" style:family="text"/>
    <style:style style:name="T16_64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65" style:family="text">
      <style:text-properties style:font-name="Verdana" fo:font-size="14pt" style:font-name-asian="Verdana" style:font-size-asian="14pt" style:font-name-complex="Verdana" style:font-size-complex="14pt"/>
    </style:style>
    <style:style style:name="T16_66" style:family="text">
      <style:text-properties style:font-name="Verdana" fo:font-size="14pt" style:font-name-asian="Verdana" style:font-size-asian="14pt" style:font-name-complex="Verdana" style:font-size-complex="14pt"/>
    </style:style>
    <style:style style:name="T16_67" style:family="text">
      <style:text-properties style:font-name="Verdana" fo:font-size="14pt" style:font-name-asian="Verdana" style:font-size-asian="14pt" style:font-name-complex="Verdana" style:font-size-complex="14pt"/>
    </style:style>
    <style:style style:name="T16_68" style:family="text">
      <style:text-properties style:font-name="Verdana" fo:font-size="14pt" style:font-name-asian="Verdana" style:font-size-asian="14pt" style:font-name-complex="Verdana" style:font-size-complex="14pt"/>
    </style:style>
    <style:style style:name="T16_69" style:family="text">
      <style:text-properties style:font-name="Verdana" fo:font-size="14pt" style:font-name-asian="Verdana" style:font-size-asian="14pt" style:font-name-complex="Verdana" style:font-size-complex="14pt"/>
    </style:style>
    <style:style style:name="T16_70" style:family="text">
      <style:text-properties style:font-name="Verdana" fo:font-size="14pt" style:font-name-asian="Verdana" style:font-size-asian="14pt" style:font-name-complex="Verdana" style:font-size-complex="14pt"/>
    </style:style>
    <style:style style:name="T16_71" style:family="text">
      <style:text-properties style:font-name="Verdana" fo:font-size="14pt" style:font-name-asian="Verdana" style:font-size-asian="14pt" style:font-name-complex="Verdana" style:font-size-complex="14pt"/>
    </style:style>
    <style:style style:name="T16_72" style:family="text">
      <style:text-properties style:font-name="Verdana" fo:font-size="14pt" style:font-name-asian="Verdana" style:font-size-asian="14pt" style:font-name-complex="Verdana" style:font-size-complex="14pt"/>
    </style:style>
    <style:style style:name="T16_73" style:family="text">
      <style:text-properties style:font-name="Verdana" fo:font-size="14pt" style:font-name-asian="Verdana" style:font-size-asian="14pt" style:font-name-complex="Verdana" style:font-size-complex="14pt"/>
    </style:style>
    <style:style style:name="T16_74" style:family="text">
      <style:text-properties style:font-name="Verdana" fo:font-size="14pt" style:font-name-asian="Verdana" style:font-size-asian="14pt" style:font-name-complex="Verdana" style:font-size-complex="14pt"/>
    </style:style>
    <style:style style:name="T16_75" style:family="text">
      <style:text-properties style:font-name="Verdana" fo:font-size="14pt" style:font-name-asian="Verdana" style:font-size-asian="14pt" style:font-name-complex="Verdana" style:font-size-complex="14pt"/>
    </style:style>
    <style:style style:name="T16_76" style:family="text">
      <style:text-properties style:font-name="Verdana" fo:font-size="14pt" style:font-name-asian="Verdana" style:font-size-asian="14pt" style:font-name-complex="Verdana" style:font-size-complex="14pt"/>
    </style:style>
    <style:style style:name="T16_77" style:family="text">
      <style:text-properties style:font-name="Verdana" fo:font-size="14pt" style:font-name-asian="Verdana" style:font-size-asian="14pt" style:font-name-complex="Verdana" style:font-size-complex="14pt"/>
    </style:style>
    <style:style style:name="T16_78" style:family="text">
      <style:text-properties style:font-name="Verdana" fo:font-size="14pt" style:font-name-asian="Verdana" style:font-size-asian="14pt" style:font-name-complex="Verdana" style:font-size-complex="14pt"/>
    </style:style>
    <style:style style:name="T16_79" style:family="text">
      <style:text-properties style:font-name="Verdana" fo:font-size="14pt" style:font-name-asian="Verdana" style:font-size-asian="14pt" style:font-name-complex="Verdana" style:font-size-complex="14pt"/>
    </style:style>
    <style:style style:name="T16_80" style:family="text">
      <style:text-properties style:font-name="Verdana" fo:font-size="14pt" style:font-name-asian="Verdana" style:font-size-asian="14pt" style:font-name-complex="Verdana" style:font-size-complex="14pt"/>
    </style:style>
    <style:style style:name="T16_81" style:family="text">
      <style:text-properties style:font-name="Verdana" fo:font-size="14pt" style:font-name-asian="Verdana" style:font-size-asian="14pt" style:font-name-complex="Verdana" style:font-size-complex="14pt"/>
    </style:style>
    <style:style style:name="T16_82" style:family="text">
      <style:text-properties style:font-name="Verdana" fo:font-size="14pt" style:font-name-asian="Verdana" style:font-size-asian="14pt" style:font-name-complex="Verdana" style:font-size-complex="14pt"/>
    </style:style>
    <style:style style:name="T16_83" style:family="text">
      <style:text-properties style:font-name="Verdana" fo:font-size="14pt" style:font-name-asian="Verdana" style:font-size-asian="14pt" style:font-name-complex="Verdana" style:font-size-complex="14pt"/>
    </style:style>
    <style:style style:name="T16_84" style:family="text">
      <style:text-properties style:font-name="Verdana" fo:font-size="14pt" style:font-name-asian="Verdana" style:font-size-asian="14pt" style:font-name-complex="Verdana" style:font-size-complex="14pt"/>
    </style:style>
    <style:style style:name="T16_85" style:family="text">
      <style:text-properties style:font-name="Verdana" fo:font-size="14pt" style:font-name-asian="Verdana" style:font-size-asian="14pt" style:font-name-complex="Verdana" style:font-size-complex="14pt"/>
    </style:style>
    <style:style style:name="T16_86" style:family="text">
      <style:text-properties style:font-name="Verdana" fo:font-size="14pt" style:font-name-asian="Verdana" style:font-size-asian="14pt" style:font-name-complex="Verdana" style:font-size-complex="14pt"/>
    </style:style>
    <style:style style:name="T16_87" style:family="text">
      <style:text-properties style:font-name="Verdana" fo:font-size="14pt" style:font-name-asian="Verdana" style:font-size-asian="14pt" style:font-name-complex="Verdana" style:font-size-complex="14pt"/>
    </style:style>
    <style:style style:name="T16_88" style:family="text">
      <style:text-properties style:font-name="Verdana" fo:font-size="14pt" style:font-name-asian="Verdana" style:font-size-asian="14pt" style:font-name-complex="Verdana" style:font-size-complex="14pt"/>
    </style:style>
    <style:style style:name="T16_89" style:family="text">
      <style:text-properties style:font-name="Verdana" fo:font-size="14pt" style:font-name-asian="Verdana" style:font-size-asian="14pt" style:font-name-complex="Verdana" style:font-size-complex="14pt"/>
    </style:style>
    <style:style style:name="T16_90" style:family="text">
      <style:text-properties style:font-name="Verdana" fo:font-size="14pt" style:font-name-asian="Verdana" style:font-size-asian="14pt" style:font-name-complex="Verdana" style:font-size-complex="14pt"/>
    </style:style>
    <style:style style:name="T16_91" style:family="text">
      <style:text-properties style:font-name="Verdana" fo:font-size="14pt" style:font-name-asian="Verdana" style:font-size-asian="14pt" style:font-name-complex="Verdana" style:font-size-complex="14pt"/>
    </style:style>
    <style:style style:name="T16_92" style:family="text">
      <style:text-properties style:font-name="Verdana" fo:font-size="14pt" style:font-name-asian="Verdana" style:font-size-asian="14pt" style:font-name-complex="Verdana" style:font-size-complex="14pt"/>
    </style:style>
    <style:style style:name="T16_93" style:family="text">
      <style:text-properties style:font-name="Verdana" fo:font-size="14pt" style:font-name-asian="Verdana" style:font-size-asian="14pt" style:font-name-complex="Verdana" style:font-size-complex="14pt"/>
    </style:style>
    <style:style style:name="T16_94" style:family="text">
      <style:text-properties style:font-name="Verdana" fo:font-size="14pt" style:font-name-asian="Verdana" style:font-size-asian="14pt" style:font-name-complex="Verdana" style:font-size-complex="14pt"/>
    </style:style>
    <style:style style:name="T16_95" style:family="text">
      <style:text-properties style:font-name="Verdana" fo:font-size="14pt" style:font-name-asian="Verdana" style:font-size-asian="14pt" style:font-name-complex="Verdana" style:font-size-complex="14pt"/>
    </style:style>
    <style:style style:name="T16_96" style:family="text">
      <style:text-properties style:font-name="Verdana" fo:font-size="14pt" style:font-name-asian="Verdana" style:font-size-asian="14pt" style:font-name-complex="Verdana" style:font-size-complex="14pt"/>
    </style:style>
    <style:style style:name="T16_97" style:family="text">
      <style:text-properties style:font-name="Verdana" fo:font-size="14pt" style:font-name-asian="Verdana" style:font-size-asian="14pt" style:font-name-complex="Verdana" style:font-size-complex="14pt"/>
    </style:style>
    <style:style style:name="T16_98" style:family="text"/>
    <style:style style:name="T16_99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00" style:family="text"/>
    <style:style style:name="T16_101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02" style:family="text"/>
    <style:style style:name="T16_103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04" style:family="text"/>
    <style:style style:name="T16_105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06" style:family="text"/>
    <style:style style:name="T16_107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08" style:family="text"/>
    <style:style style:name="T16_109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10" style:family="text"/>
    <style:style style:name="T16_111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12" style:family="text"/>
    <style:style style:name="T16_113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14" style:family="text"/>
    <style:style style:name="T16_115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16" style:family="text"/>
    <style:style style:name="T16_117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18" style:family="text"/>
    <style:style style:name="T16_119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20" style:family="text"/>
    <style:style style:name="T16_121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22" style:family="text"/>
    <style:style style:name="T16_123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24" style:family="text"/>
    <style:style style:name="T16_125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26" style:family="text"/>
    <style:style style:name="T16_127" style:family="text">
      <style:text-properties fo:color="#1155cc" style:font-name="Verdana" fo:font-size="14pt" style:font-name-asian="Verdana" style:font-size-asian="14pt" style:font-name-complex="Verdana" style:font-size-complex="14pt" style:text-underline-style="solid" style:text-underline-color="font-color"/>
    </style:style>
    <style:style style:name="T16_128" style:family="text">
      <style:text-properties style:font-name="Verdana" fo:font-size="14pt" style:font-name-asian="Verdana" style:font-size-asian="14pt" style:font-name-complex="Verdana" style:font-size-complex="14pt"/>
    </style:style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7_2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7_3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7_4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9_2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9_3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T19_4" style:family="text"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</office:automatic-styles>
  <office:body>
    <office:text>
      <text:p text:style-name="P1"><text:span text:style-name="T1_1">Autorzy</text:span><text:span text:style-name="T1_2">:<text:s/></text:span><text:span text:style-name="T1_3">Aleksandra</text:span><text:span text:style-name="T1_4"><text:s/></text:span><text:span text:style-name="T1_5">Krasnowska</text:span><text:span text:style-name="T1_6">,<text:s/></text:span><text:span text:style-name="T1_7">Bartek</text:span><text:span text:style-name="T1_8"><text:s/></text:span><text:span text:style-name="T1_9">Ciuruś</text:span><text:span text:style-name="T1_10">,<text:s/></text:span><text:span text:style-name="T1_11">Łukasz</text:span><text:span text:style-name="T1_12"><text:s/></text:span><text:span text:style-name="T1_13">Oleksik</text:span><text:span text:style-name="T1_14">,<text:s/></text:span><text:span text:style-name="T1_15">Aleksander</text:span><text:span text:style-name="T1_16"><text:s/></text:span><text:span text:style-name="T1_17">Dzień</text:span><text:span text:style-name="T1_18">,<text:s/></text:span><text:span text:style-name="T1_19">Angelika</text:span><text:span text:style-name="T1_20"><text:s/>?</text:span></text:p>
      <text:p text:style-name="P2"><text:span text:style-name="T2_1">Tytuł</text:span><text:span text:style-name="T2_2"><text:s/></text:span><text:span text:style-name="T2_3">projektu</text:span><text:span text:style-name="T2_4">:<text:s/></text:span><text:span text:style-name="T2_5">Porównanie</text:span><text:span text:style-name="T2_6"><text:s/></text:span><text:span text:style-name="T2_7">zatrudnienia</text:span><text:span text:style-name="T2_8"><text:s/></text:span><text:span text:style-name="T2_9">na</text:span><text:span text:style-name="T2_10"><text:s/></text:span><text:span text:style-name="T2_11">poszczególnych</text:span><text:span text:style-name="T2_12"><text:s/></text:span><text:span text:style-name="T2_13">stanowiskach</text:span><text:span text:style-name="T2_14"><text:s/></text:span><text:span text:style-name="T2_15">ze</text:span><text:span text:style-name="T2_16"><text:s/></text:span><text:span text:style-name="T2_17">względu</text:span><text:span text:style-name="T2_18"><text:s/></text:span><text:span text:style-name="T2_19">na</text:span><text:span text:style-name="T2_20"><text:s/></text:span><text:span text:style-name="T2_21">płeć</text:span><text:span text:style-name="T2_22"><text:s/></text:span><text:span text:style-name="T2_23">i</text:span><text:span text:style-name="T2_24"><text:s/></text:span><text:span text:style-name="T2_25">rasę</text:span><text:span text:style-name="T2_26">,<text:s/></text:span><text:span text:style-name="T2_27">z</text:span><text:span text:style-name="T2_28"><text:s/></text:span><text:span text:style-name="T2_29">możliwością</text:span><text:span text:style-name="T2_30"><text:s/></text:span><text:span text:style-name="T2_31">filtrowania</text:span><text:span text:style-name="T2_32"><text:s/></text:span><text:span text:style-name="T2_33">przedziałów</text:span><text:span text:style-name="T2_34"><text:s/></text:span><text:span text:style-name="T2_35">wiekowych</text:span><text:span text:style-name="T2_36"><text:s/></text:span><text:span text:style-name="T2_37">oraz</text:span><text:span text:style-name="T2_38"><text:s/></text:span><text:span text:style-name="T2_39">położenia</text:span><text:span text:style-name="T2_40"><text:s/></text:span><text:span text:style-name="T2_41">geograficznego</text:span><text:span text:style-name="T2_42">.</text:span></text:p>
      <text:p text:style-name="P3"><text:span text:style-name="T3_1">Wersja</text:span><text:span text:style-name="T3_2"><text:s/></text:span><text:span text:style-name="T3_3">dokumentu</text:span><text:span text:style-name="T3_4">:1<text:s/></text:span></text:p>
      <text:p text:style-name="P4"><text:span text:style-name="T4_1">Data</text:span><text:span text:style-name="T4_2">:<text:s/>18.10.2015</text:span><text:span text:style-name="T4_3">r</text:span><text:span text:style-name="T4_4">.<text:s/></text:span></text:p>
      <text:p text:style-name="P5"><text:span text:style-name="T5_1">Kurs</text:span><text:span text:style-name="T5_2"><text:s/></text:span><text:span text:style-name="T5_3">Interaktywnej</text:span><text:span text:style-name="T5_4"><text:s/></text:span><text:span text:style-name="T5_5">Komunikacji</text:span><text:span text:style-name="T5_6"><text:s/></text:span><text:span text:style-name="T5_7">Wizualnej</text:span><text:span text:style-name="T5_8">,<text:s/></text:span><text:span text:style-name="T5_9">UJ</text:span><text:span text:style-name="T5_10"><text:s/></text:span><text:span text:style-name="T5_11">FAIS</text:span><text:span text:style-name="T5_12"><text:s/>2015</text:span></text:p>
      <text:p text:style-name="P6"/>
      <text:p text:style-name="P7"/>
      <text:list text:style-name="LS1" xml:id="list0">
        <text:list-item>
          <text:p text:style-name="P8"><text:span text:style-name="T8_1">Przedmiot</text:span><text:span text:style-name="T8_2"><text:s/></text:span><text:span text:style-name="T8_3">i</text:span><text:span text:style-name="T8_4"><text:s/></text:span><text:span text:style-name="T8_5">koncepcja</text:span><text:span text:style-name="T8_6"><text:s/></text:span><text:span text:style-name="T8_7">wizualizacji</text:span><text:span text:style-name="T8_8">.</text:span></text:p>
        </text:list-item>
      </text:list>
      <text:p text:style-name="P9"><text:span text:style-name="T9_1">Przedmiotem</text:span><text:span text:style-name="T9_2"><text:s/></text:span><text:span text:style-name="T9_3">wizualizacji</text:span><text:span text:style-name="T9_4"><text:s/></text:span><text:span text:style-name="T9_5">jest</text:span><text:span text:style-name="T9_6"><text:s/></text:span><text:span text:style-name="T9_7">ukazanie</text:span><text:span text:style-name="T9_8"><text:s/></text:span><text:span text:style-name="T9_9">różnic</text:span><text:span text:style-name="T9_10"><text:s/></text:span><text:span text:style-name="T9_11">w</text:span><text:span text:style-name="T9_12"><text:s/></text:span><text:span text:style-name="T9_13">rodzajach</text:span><text:span text:style-name="T9_14"><text:s/></text:span><text:span text:style-name="T9_15">zatrudnienia</text:span><text:span text:style-name="T9_16"><text:s/></text:span><text:span text:style-name="T9_17">mężczyzn</text:span><text:span text:style-name="T9_18"><text:s/></text:span><text:span text:style-name="T9_19">i</text:span><text:span text:style-name="T9_20"><text:s/></text:span><text:span text:style-name="T9_21">kobiet</text:span><text:span text:style-name="T9_22">,<text:s/></text:span><text:span text:style-name="T9_23">zwiększenie</text:span><text:span text:style-name="T9_24"><text:s/></text:span><text:span text:style-name="T9_25">świadomości</text:span><text:span text:style-name="T9_26"><text:s/></text:span><text:span text:style-name="T9_27">takiego</text:span><text:span text:style-name="T9_28"><text:s/></text:span><text:span text:style-name="T9_29">stanu</text:span><text:span text:style-name="T9_30"><text:s/></text:span><text:span text:style-name="T9_31">rzeczy</text:span><text:span text:style-name="T9_32">,<text:s/></text:span><text:span text:style-name="T9_33">umożliwienie</text:span><text:span text:style-name="T9_34"><text:s/></text:span><text:span text:style-name="T9_35">wysnucia</text:span><text:span text:style-name="T9_36"><text:s/></text:span><text:span text:style-name="T9_37">wniosków</text:span><text:span text:style-name="T9_38">.</text:span></text:p>
      <text:p text:style-name="P10"><text:span text:style-name="T10_1">Projekt</text:span><text:span text:style-name="T10_2"><text:s/>-<text:s/></text:span><text:span text:style-name="T10_3">przede</text:span><text:span text:style-name="T10_4"><text:s/></text:span><text:span text:style-name="T10_5">wszystkim</text:span><text:span text:style-name="T10_6"><text:s/>-<text:s text:c="2"/></text:span><text:span text:style-name="T10_7">ma</text:span><text:span text:style-name="T10_8"><text:s/></text:span><text:span text:style-name="T10_9">za</text:span><text:span text:style-name="T10_10"><text:s/></text:span><text:span text:style-name="T10_11">zadanie</text:span><text:span text:style-name="T10_12"><text:s/></text:span><text:span text:style-name="T10_13">przedstawić</text:span><text:span text:style-name="T10_14"><text:s/></text:span><text:span text:style-name="T10_15">użytkownikowi</text:span><text:span text:style-name="T10_16"><text:s/></text:span><text:span text:style-name="T10_17">zależność</text:span><text:span text:style-name="T10_18"><text:s/></text:span><text:span text:style-name="T10_19">między</text:span><text:span text:style-name="T10_20"><text:s/></text:span><text:span text:style-name="T10_21">częstością</text:span><text:span text:style-name="T10_22"><text:s/></text:span><text:span text:style-name="T10_23">wykonywania</text:span><text:span text:style-name="T10_24"><text:s/></text:span><text:span text:style-name="T10_25">wybranego</text:span><text:span text:style-name="T10_26"><text:s/></text:span><text:span text:style-name="T10_27">zawodu</text:span><text:span text:style-name="T10_28">,<text:s/></text:span><text:span text:style-name="T10_29">a</text:span><text:span text:style-name="T10_30"><text:s/></text:span><text:span text:style-name="T10_31">płcią</text:span><text:span text:style-name="T10_32"><text:s/></text:span><text:span text:style-name="T10_33">i</text:span><text:span text:style-name="T10_34"><text:s/></text:span><text:span text:style-name="T10_35">rasą</text:span><text:span text:style-name="T10_36">.<text:s/></text:span><text:span text:style-name="T10_37">Interfejs</text:span><text:span text:style-name="T10_38"><text:s/></text:span><text:span text:style-name="T10_39">w</text:span><text:span text:style-name="T10_40"><text:s/></text:span><text:span text:style-name="T10_41">czytelny</text:span><text:span text:style-name="T10_42"><text:s/></text:span><text:span text:style-name="T10_43">sposób</text:span><text:span text:style-name="T10_44">,<text:s/></text:span><text:span text:style-name="T10_45">używając</text:span><text:span text:style-name="T10_46"><text:s/></text:span><text:span text:style-name="T10_47">konwencjonalnych</text:span><text:span text:style-name="T10_48"><text:s/></text:span><text:span text:style-name="T10_49">symboli</text:span><text:span text:style-name="T10_50"><text:s/></text:span><text:span text:style-name="T10_51">i</text:span><text:span text:style-name="T10_52"><text:s/></text:span><text:span text:style-name="T10_53">kolorów</text:span><text:span text:style-name="T10_54">,<text:s/></text:span><text:span text:style-name="T10_55">będzie</text:span><text:span text:style-name="T10_56"><text:s/></text:span><text:span text:style-name="T10_57">zestawiał</text:span><text:span text:style-name="T10_58"><text:s/></text:span><text:span text:style-name="T10_59">ilość</text:span><text:span text:style-name="T10_60"><text:s/></text:span><text:span text:style-name="T10_61">osób</text:span><text:span text:style-name="T10_62"><text:s/></text:span><text:span text:style-name="T10_63">pracujących</text:span><text:span text:style-name="T10_64"><text:s/></text:span><text:span text:style-name="T10_65">w</text:span><text:span text:style-name="T10_66"><text:s/></text:span><text:span text:style-name="T10_67">danej</text:span><text:span text:style-name="T10_68"><text:s/></text:span><text:span text:style-name="T10_69">dziedzinie</text:span><text:span text:style-name="T10_70"><text:s/>-<text:s/></text:span><text:span text:style-name="T10_71">ze</text:span><text:span text:style-name="T10_72"><text:s/></text:span><text:span text:style-name="T10_73">względu</text:span><text:span text:style-name="T10_74"><text:s/></text:span><text:span text:style-name="T10_75">na</text:span><text:span text:style-name="T10_76"><text:s/></text:span><text:span text:style-name="T10_77">płeć</text:span><text:span text:style-name="T10_78"><text:s/></text:span><text:span text:style-name="T10_79">i</text:span><text:span text:style-name="T10_80"><text:s/></text:span><text:span text:style-name="T10_81">rasę</text:span><text:span text:style-name="T10_82">.<text:s/></text:span><text:span text:style-name="T10_83">Prosta</text:span><text:span text:style-name="T10_84"><text:s/></text:span><text:span text:style-name="T10_85">wyszukiwarka</text:span><text:span text:style-name="T10_86"><text:s/></text:span><text:span text:style-name="T10_87">umożliwi</text:span><text:span text:style-name="T10_88"><text:s/></text:span><text:span text:style-name="T10_89">dodanie</text:span><text:span text:style-name="T10_90"><text:s/></text:span><text:span text:style-name="T10_91">opcjonalnych</text:span><text:span text:style-name="T10_92"><text:s/></text:span><text:span text:style-name="T10_93">filtrów</text:span><text:span text:style-name="T10_94">,<text:s/></text:span><text:span text:style-name="T10_95">jakimi</text:span><text:span text:style-name="T10_96"><text:s/></text:span><text:span text:style-name="T10_97">będą</text:span><text:span text:style-name="T10_98"><text:s/>-<text:s/></text:span><text:span text:style-name="T10_99">obszar</text:span><text:span text:style-name="T10_100"><text:s/></text:span><text:span text:style-name="T10_101">geograficzny</text:span><text:span text:style-name="T10_102"><text:s/></text:span><text:span text:style-name="T10_103">oraz</text:span><text:span text:style-name="T10_104"><text:s/></text:span><text:span text:style-name="T10_105">przedział</text:span><text:span text:style-name="T10_106"><text:s/></text:span><text:span text:style-name="T10_107">wiekowy</text:span><text:span text:style-name="T10_108">.<text:s/></text:span><text:span text:style-name="T10_109">Wyniki</text:span><text:span text:style-name="T10_110"><text:s/></text:span><text:span text:style-name="T10_111">będą</text:span><text:span text:style-name="T10_112"><text:s/></text:span><text:span text:style-name="T10_113">posiadały</text:span><text:span text:style-name="T10_114"><text:s/></text:span><text:span text:style-name="T10_115">dodatkowe</text:span><text:span text:style-name="T10_116"><text:s/></text:span><text:span text:style-name="T10_117">etykiety</text:span><text:span text:style-name="T10_118"><text:s/></text:span><text:span text:style-name="T10_119">w</text:span><text:span text:style-name="T10_120"><text:s/></text:span><text:span text:style-name="T10_121">postaci</text:span><text:span text:style-name="T10_122"><text:s/></text:span><text:span text:style-name="T10_123">procentów</text:span><text:span text:style-name="T10_124"><text:s/></text:span><text:span text:style-name="T10_125">i</text:span><text:span text:style-name="T10_126">/</text:span><text:span text:style-name="T10_127">lub</text:span><text:span text:style-name="T10_128"><text:s/></text:span><text:span text:style-name="T10_129">liczb</text:span><text:span text:style-name="T10_130"><text:s/>(</text:span><text:span text:style-name="T10_131">w</text:span><text:span text:style-name="T10_132"><text:s/></text:span><text:span text:style-name="T10_133">zależności</text:span><text:span text:style-name="T10_134"><text:s/></text:span><text:span text:style-name="T10_135">od</text:span><text:span text:style-name="T10_136"><text:s/></text:span><text:span text:style-name="T10_137">wyboru</text:span><text:span text:style-name="T10_138"><text:s/></text:span><text:span text:style-name="T10_139">użytkownika</text:span><text:span text:style-name="T10_140">),<text:s/></text:span><text:span text:style-name="T10_141">aby</text:span><text:span text:style-name="T10_142"><text:s/></text:span><text:span text:style-name="T10_143">uwidocznić</text:span><text:span text:style-name="T10_144"><text:s/></text:span><text:span text:style-name="T10_145">skalę</text:span><text:span text:style-name="T10_146"><text:s/></text:span><text:span text:style-name="T10_147">otrzymanych</text:span><text:span text:style-name="T10_148"><text:s/></text:span><text:span text:style-name="T10_149">rezultatów</text:span><text:span text:style-name="T10_150">.<text:s/></text:span><text:span text:style-name="T10_151">Wyświetlane</text:span><text:span text:style-name="T10_152"><text:s/></text:span><text:span text:style-name="T10_153">będą</text:span><text:span text:style-name="T10_154"><text:s/></text:span><text:span text:style-name="T10_155">również</text:span><text:span text:style-name="T10_156"><text:s/></text:span><text:span text:style-name="T10_157">przeciętne</text:span><text:span text:style-name="T10_158"><text:s/></text:span><text:span text:style-name="T10_159">zarobki</text:span><text:span text:style-name="T10_160"><text:s/></text:span><text:span text:style-name="T10_161">na</text:span><text:span text:style-name="T10_162"><text:s/></text:span><text:span text:style-name="T10_163">tym</text:span><text:span text:style-name="T10_164"><text:s/></text:span><text:span text:style-name="T10_165">samym</text:span><text:span text:style-name="T10_166"><text:s/></text:span><text:span text:style-name="T10_167">stanowisku</text:span><text:span text:style-name="T10_168">.</text:span></text:p>
      <text:p text:style-name="P11"><text:span text:style-name="T11_1">Będzie</text:span><text:span text:style-name="T11_2"><text:s/></text:span><text:span text:style-name="T11_3">również</text:span><text:span text:style-name="T11_4"><text:s/></text:span><text:span text:style-name="T11_5">istniała</text:span><text:span text:style-name="T11_6"><text:s/></text:span><text:span text:style-name="T11_7">możliwość</text:span><text:span text:style-name="T11_8"><text:s/></text:span><text:span text:style-name="T11_9">porównania</text:span><text:span text:style-name="T11_10"><text:s/></text:span><text:span text:style-name="T11_11">dwóch</text:span><text:span text:style-name="T11_12"><text:s/></text:span><text:span text:style-name="T11_13">konkretnych</text:span><text:span text:style-name="T11_14"><text:s/></text:span><text:span text:style-name="T11_15">krajów</text:span><text:span text:style-name="T11_16">,<text:s/></text:span><text:span text:style-name="T11_17">aby</text:span><text:span text:style-name="T11_18"><text:s/></text:span><text:span text:style-name="T11_19">lepiej</text:span><text:span text:style-name="T11_20"><text:s/></text:span><text:span text:style-name="T11_21">zobrazować</text:span><text:span text:style-name="T11_22"><text:s/></text:span><text:span text:style-name="T11_23">różnice</text:span><text:span text:style-name="T11_24">.<text:s/></text:span><text:span text:style-name="T11_25">W</text:span><text:span text:style-name="T11_26"><text:s/></text:span><text:span text:style-name="T11_27">tym</text:span><text:span text:style-name="T11_28"><text:s/></text:span><text:span text:style-name="T11_29">celu</text:span><text:span text:style-name="T11_30"><text:s/></text:span><text:span text:style-name="T11_31">użytkownik</text:span><text:span text:style-name="T11_32"><text:s/></text:span><text:span text:style-name="T11_33">będzie</text:span><text:span text:style-name="T11_34"><text:s/></text:span><text:span text:style-name="T11_35">musiał</text:span><text:span text:style-name="T11_36"><text:s/></text:span><text:span text:style-name="T11_37">nacisnąć</text:span><text:span text:style-name="T11_38"><text:s/></text:span><text:span text:style-name="T11_39">klawisz</text:span><text:span text:style-name="T11_40"><text:s/></text:span><text:span text:style-name="T11_41">strzałek</text:span><text:span text:style-name="T11_42"><text:s/></text:span><text:span text:style-name="T11_43">na</text:span><text:span text:style-name="T11_44"><text:s/></text:span><text:span text:style-name="T11_45">klawiaturze</text:span><text:span text:style-name="T11_46"><text:s/></text:span><text:span text:style-name="T11_47">lub</text:span><text:span text:style-name="T11_48"><text:s/></text:span><text:span text:style-name="T11_49">przytrzymać</text:span><text:span text:style-name="T11_50"><text:s/></text:span><text:span text:style-name="T11_51">ekran</text:span><text:span text:style-name="T11_52"><text:s/>(</text:span><text:span text:style-name="T11_53">przesunąć</text:span><text:span text:style-name="T11_54"><text:s/></text:span><text:span text:style-name="T11_55">palcem</text:span><text:span text:style-name="T11_56">),<text:s/></text:span><text:span text:style-name="T11_57">by</text:span><text:span text:style-name="T11_58"><text:s/></text:span><text:span text:style-name="T11_59">wyszukane</text:span><text:span text:style-name="T11_60"><text:s/></text:span><text:span text:style-name="T11_61">dane</text:span><text:span text:style-name="T11_62"><text:s/></text:span><text:span text:style-name="T11_63">się</text:span><text:span text:style-name="T11_64"><text:s/></text:span><text:span text:style-name="T11_65">zmieniły</text:span><text:span text:style-name="T11_66">.<text:s/></text:span><text:span text:style-name="T11_67">Dodatkowo</text:span><text:span text:style-name="T11_68"><text:s/></text:span><text:span text:style-name="T11_69">aplikacja</text:span><text:span text:style-name="T11_70"><text:s/></text:span><text:span text:style-name="T11_71">umożliwi</text:span><text:span text:style-name="T11_72"><text:s/></text:span><text:span text:style-name="T11_73">porównanie</text:span><text:span text:style-name="T11_74"><text:s/></text:span><text:span text:style-name="T11_75">bezrobocia</text:span><text:span text:style-name="T11_76">.</text:span></text:p>
      <text:p text:style-name="P12"/>
      <text:p text:style-name="P13"/>
      <text:list text:style-name="LS1" xml:id="list1" text:continue-list="list0">
        <text:list-item>
          <text:p text:style-name="P14"><text:span text:style-name="T14_1">Obszar</text:span><text:span text:style-name="T14_2"><text:s/></text:span><text:span text:style-name="T14_3">analizy</text:span><text:span text:style-name="T14_4"><text:s/></text:span><text:span text:style-name="T14_5">i</text:span><text:span text:style-name="T14_6"><text:s/></text:span><text:span text:style-name="T14_7">źródła</text:span><text:span text:style-name="T14_8"><text:s/></text:span><text:span text:style-name="T14_9">danych</text:span><text:span text:style-name="T14_10">.</text:span></text:p>
        </text:list-item>
      </text:list>
      <text:p text:style-name="P15"><text:span text:style-name="T15_1">Wizualizacja</text:span><text:span text:style-name="T15_2">,<text:s/></text:span><text:span text:style-name="T15_3">ze</text:span><text:span text:style-name="T15_4"><text:s/></text:span><text:span text:style-name="T15_5">względu</text:span><text:span text:style-name="T15_6"><text:s/></text:span><text:span text:style-name="T15_7">na</text:span><text:span text:style-name="T15_8"><text:s/></text:span><text:span text:style-name="T15_9">filtr</text:span><text:span text:style-name="T15_10"><text:s/></text:span><text:span text:style-name="T15_11">geograficzny</text:span><text:span text:style-name="T15_12">,<text:s/></text:span><text:span text:style-name="T15_13">może</text:span><text:span text:style-name="T15_14"><text:s/></text:span><text:span text:style-name="T15_15">być</text:span><text:span text:style-name="T15_16"><text:s/></text:span><text:span text:style-name="T15_17">zawężona</text:span><text:span text:style-name="T15_18"><text:s/></text:span><text:span text:style-name="T15_19">tylko</text:span><text:span text:style-name="T15_20"><text:s/></text:span><text:span text:style-name="T15_21">do</text:span><text:span text:style-name="T15_22"><text:s/></text:span><text:span text:style-name="T15_23">jednego</text:span><text:span text:style-name="T15_24"><text:s/></text:span><text:span text:style-name="T15_25">kraju</text:span><text:span text:style-name="T15_26"><text:s/></text:span><text:span text:style-name="T15_27">lub</text:span><text:span text:style-name="T15_28"><text:s/></text:span><text:span text:style-name="T15_29">wykorzystana</text:span><text:span text:style-name="T15_30"><text:s/></text:span><text:span text:style-name="T15_31">do</text:span><text:span text:style-name="T15_32"><text:s/></text:span><text:span text:style-name="T15_33">zestawienia</text:span><text:span text:style-name="T15_34"><text:s/></text:span><text:span text:style-name="T15_35">ogólnoświatowego</text:span><text:span text:style-name="T15_36">.<text:s/></text:span><text:span text:style-name="T15_37">Ze</text:span><text:span text:style-name="T15_38"><text:s/></text:span><text:span text:style-name="T15_39">względu</text:span><text:span text:style-name="T15_40"><text:s/></text:span><text:span text:style-name="T15_41">na</text:span><text:span text:style-name="T15_42"><text:s/></text:span><text:span text:style-name="T15_43">różnice</text:span><text:span text:style-name="T15_44"><text:s/></text:span><text:span text:style-name="T15_45">gospodarcze</text:span><text:span text:style-name="T15_46">,<text:s/></text:span><text:span text:style-name="T15_47">im</text:span><text:span text:style-name="T15_48"><text:s/></text:span><text:span text:style-name="T15_49">większy</text:span><text:span text:style-name="T15_50"><text:s/></text:span><text:span text:style-name="T15_51">obszar</text:span><text:span text:style-name="T15_52"><text:s/></text:span><text:span text:style-name="T15_53">porównania</text:span><text:span text:style-name="T15_54"><text:s/>-<text:s/></text:span><text:span text:style-name="T15_55">tym</text:span><text:span text:style-name="T15_56"><text:s/></text:span><text:span text:style-name="T15_57">wyniki</text:span><text:span text:style-name="T15_58"><text:s/></text:span><text:span text:style-name="T15_59">będą</text:span><text:span text:style-name="T15_60"><text:s/></text:span><text:span text:style-name="T15_61">mniej</text:span><text:span text:style-name="T15_62"><text:s/></text:span><text:span text:style-name="T15_63">wiarygodne</text:span><text:span text:style-name="T15_64">,<text:s/></text:span><text:span text:style-name="T15_65">co</text:span><text:span text:style-name="T15_66"><text:s/></text:span><text:span text:style-name="T15_67">zostanie</text:span><text:span text:style-name="T15_68"><text:s/></text:span><text:span text:style-name="T15_69">użytkownikowi</text:span><text:span text:style-name="T15_70"><text:s/></text:span><text:span text:style-name="T15_71">zasygnalizowane</text:span><text:span text:style-name="T15_72">.</text:span></text:p>
      <text:p text:style-name="P16"><text:span text:style-name="T16_1">Głównym</text:span><text:span text:style-name="T16_2"><text:s/></text:span><text:span text:style-name="T16_3">źródłem</text:span><text:span text:style-name="T16_4"><text:s/></text:span><text:span text:style-name="T16_5">danych</text:span><text:span text:style-name="T16_6"><text:s/></text:span><text:span text:style-name="T16_7">są</text:span><text:span text:style-name="T16_8"><text:s/></text:span><text:span text:style-name="T16_9">bazy</text:span><text:span text:style-name="T16_10"><text:s/></text:span><text:span text:style-name="T16_11">udostępniane</text:span><text:span text:style-name="T16_12"><text:s/></text:span><text:span text:style-name="T16_13">przez</text:span><text:span text:style-name="T16_14"><text:s/></text:span><text:span text:style-name="T16_15">Eurostat</text:span><text:span text:style-name="T16_16">,<text:s/></text:span><text:span text:style-name="T16_17">zgromadzone</text:span><text:span text:style-name="T16_18"><text:s/></text:span><text:span text:style-name="T16_19">pod</text:span><text:span text:style-name="T16_20"><text:s/></text:span><text:span text:style-name="T16_21">adresem</text:span><text:span text:style-name="T16_22"><text:s/>(</text:span><text:span text:style-name="T16_23"><text:a xlink:type="simple" xlink:href="http://ec.europa.eu/eurostat/statistics-explained/index.php/Employment_statistics"><text:span text:style-name="T16_24">http</text:span></text:a></text:span><text:span text:style-name="T16_25"><text:a xlink:type="simple" xlink:href="http://ec.europa.eu/eurostat/statistics-explained/index.php/Employment_statistics"><text:span text:style-name="T16_26">://</text:span></text:a></text:span><text:span text:style-name="T16_27"><text:a xlink:type="simple" xlink:href="http://ec.europa.eu/eurostat/statistics-explained/index.php/Employment_statistics"><text:span text:style-name="T16_28">ec</text:span></text:a></text:span><text:span text:style-name="T16_29"><text:a xlink:type="simple" xlink:href="http://ec.europa.eu/eurostat/statistics-explained/index.php/Employment_statistics"><text:span text:style-name="T16_30">.</text:span></text:a></text:span><text:span text:style-name="T16_31"><text:a xlink:type="simple" xlink:href="http://ec.europa.eu/eurostat/statistics-explained/index.php/Employment_statistics"><text:span text:style-name="T16_32">europa</text:span></text:a></text:span><text:span text:style-name="T16_33"><text:a xlink:type="simple" xlink:href="http://ec.europa.eu/eurostat/statistics-explained/index.php/Employment_statistics"><text:span text:style-name="T16_34">.</text:span></text:a></text:span><text:span text:style-name="T16_35"><text:a xlink:type="simple" xlink:href="http://ec.europa.eu/eurostat/statistics-explained/index.php/Employment_statistics"><text:span text:style-name="T16_36">eu</text:span></text:a></text:span><text:span text:style-name="T16_37"><text:a xlink:type="simple" xlink:href="http://ec.europa.eu/eurostat/statistics-explained/index.php/Employment_statistics"><text:span text:style-name="T16_38">/</text:span></text:a></text:span><text:span text:style-name="T16_39"><text:a xlink:type="simple" xlink:href="http://ec.europa.eu/eurostat/statistics-explained/index.php/Employment_statistics"><text:span text:style-name="T16_40">eurostat</text:span></text:a></text:span><text:span text:style-name="T16_41"><text:a xlink:type="simple" xlink:href="http://ec.europa.eu/eurostat/statistics-explained/index.php/Employment_statistics"><text:span text:style-name="T16_42">/</text:span></text:a></text:span><text:span text:style-name="T16_43"><text:a xlink:type="simple" xlink:href="http://ec.europa.eu/eurostat/statistics-explained/index.php/Employment_statistics"><text:span text:style-name="T16_44">statistics</text:span></text:a></text:span><text:span text:style-name="T16_45"><text:a xlink:type="simple" xlink:href="http://ec.europa.eu/eurostat/statistics-explained/index.php/Employment_statistics"><text:span text:style-name="T16_46">-</text:span></text:a></text:span><text:span text:style-name="T16_47"><text:a xlink:type="simple" xlink:href="http://ec.europa.eu/eurostat/statistics-explained/index.php/Employment_statistics"><text:span text:style-name="T16_48">explained</text:span></text:a></text:span><text:span text:style-name="T16_49"><text:a xlink:type="simple" xlink:href="http://ec.europa.eu/eurostat/statistics-explained/index.php/Employment_statistics"><text:span text:style-name="T16_50">/</text:span></text:a></text:span><text:span text:style-name="T16_51"><text:a xlink:type="simple" xlink:href="http://ec.europa.eu/eurostat/statistics-explained/index.php/Employment_statistics"><text:span text:style-name="T16_52">index</text:span></text:a></text:span><text:span text:style-name="T16_53"><text:a xlink:type="simple" xlink:href="http://ec.europa.eu/eurostat/statistics-explained/index.php/Employment_statistics"><text:span text:style-name="T16_54">.</text:span></text:a></text:span><text:span text:style-name="T16_55"><text:a xlink:type="simple" xlink:href="http://ec.europa.eu/eurostat/statistics-explained/index.php/Employment_statistics"><text:span text:style-name="T16_56">php</text:span></text:a></text:span><text:span text:style-name="T16_57"><text:a xlink:type="simple" xlink:href="http://ec.europa.eu/eurostat/statistics-explained/index.php/Employment_statistics"><text:span text:style-name="T16_58">/</text:span></text:a></text:span><text:span text:style-name="T16_59"><text:a xlink:type="simple" xlink:href="http://ec.europa.eu/eurostat/statistics-explained/index.php/Employment_statistics"><text:span text:style-name="T16_60">Employment</text:span></text:a></text:span><text:span text:style-name="T16_61"><text:a xlink:type="simple" xlink:href="http://ec.europa.eu/eurostat/statistics-explained/index.php/Employment_statistics"><text:span text:style-name="T16_62">_</text:span></text:a></text:span><text:span text:style-name="T16_63"><text:a xlink:type="simple" xlink:href="http://ec.europa.eu/eurostat/statistics-explained/index.php/Employment_statistics"><text:span text:style-name="T16_64">statistics</text:span></text:a></text:span><text:span text:style-name="T16_65">),<text:s/></text:span><text:span text:style-name="T16_66">gdzie</text:span><text:span text:style-name="T16_67"><text:s/></text:span><text:span text:style-name="T16_68">znajdziemy</text:span><text:span text:style-name="T16_69"><text:s/></text:span><text:span text:style-name="T16_70">szczegółowe</text:span><text:span text:style-name="T16_71"><text:s/></text:span><text:span text:style-name="T16_72">informacje</text:span><text:span text:style-name="T16_73"><text:s/></text:span><text:span text:style-name="T16_74">na</text:span><text:span text:style-name="T16_75"><text:s/></text:span><text:span text:style-name="T16_76">temat</text:span><text:span text:style-name="T16_77"><text:s/></text:span><text:span text:style-name="T16_78">Europy</text:span><text:span text:style-name="T16_79">.<text:s/></text:span><text:span text:style-name="T16_80">Dane</text:span><text:span text:style-name="T16_81"><text:s/></text:span><text:span text:style-name="T16_82">dotyczące</text:span><text:span text:style-name="T16_83"><text:s/></text:span><text:span text:style-name="T16_84">Stanów</text:span><text:span text:style-name="T16_85"><text:s/></text:span><text:span text:style-name="T16_86">Zjednoczonych</text:span><text:span text:style-name="T16_87"><text:s/></text:span><text:span text:style-name="T16_88">zaczerpnięte</text:span><text:span text:style-name="T16_89"><text:s/></text:span><text:span text:style-name="T16_90">mogą</text:span><text:span text:style-name="T16_91"><text:s/></text:span><text:span text:style-name="T16_92">zostać</text:span><text:span text:style-name="T16_93"><text:s/></text:span><text:span text:style-name="T16_94">ze</text:span><text:span text:style-name="T16_95"><text:s/></text:span><text:span text:style-name="T16_96">strony</text:span><text:span text:style-name="T16_97">:<text:s/>(</text:span><text:span text:style-name="T16_98"><text:a xlink:type="simple" xlink:href="http://unstats.un.org/unsd/demographic/products/indwm"><text:span text:style-name="T16_99">http</text:span></text:a></text:span><text:span text:style-name="T16_100"><text:a xlink:type="simple" xlink:href="http://unstats.un.org/unsd/demographic/products/indwm"><text:span text:style-name="T16_101">://</text:span></text:a></text:span><text:span text:style-name="T16_102"><text:a xlink:type="simple" xlink:href="http://unstats.un.org/unsd/demographic/products/indwm"><text:span text:style-name="T16_103">unstats</text:span></text:a></text:span><text:span text:style-name="T16_104"><text:a xlink:type="simple" xlink:href="http://unstats.un.org/unsd/demographic/products/indwm"><text:span text:style-name="T16_105">.</text:span></text:a></text:span><text:span text:style-name="T16_106"><text:a xlink:type="simple" xlink:href="http://unstats.un.org/unsd/demographic/products/indwm"><text:span text:style-name="T16_107">un</text:span></text:a></text:span><text:span text:style-name="T16_108"><text:a xlink:type="simple" xlink:href="http://unstats.un.org/unsd/demographic/products/indwm"><text:span text:style-name="T16_109">.</text:span></text:a></text:span><text:span text:style-name="T16_110"><text:a xlink:type="simple" xlink:href="http://unstats.un.org/unsd/demographic/products/indwm"><text:span text:style-name="T16_111">org</text:span></text:a></text:span><text:span text:style-name="T16_112"><text:a xlink:type="simple" xlink:href="http://unstats.un.org/unsd/demographic/products/indwm"><text:span text:style-name="T16_113">/</text:span></text:a></text:span><text:span text:style-name="T16_114"><text:a xlink:type="simple" xlink:href="http://unstats.un.org/unsd/demographic/products/indwm"><text:span text:style-name="T16_115">unsd</text:span></text:a></text:span><text:span text:style-name="T16_116"><text:a xlink:type="simple" xlink:href="http://unstats.un.org/unsd/demographic/products/indwm"><text:span text:style-name="T16_117">/</text:span></text:a></text:span><text:span text:style-name="T16_118"><text:a xlink:type="simple" xlink:href="http://unstats.un.org/unsd/demographic/products/indwm"><text:span text:style-name="T16_119">demographic</text:span></text:a></text:span><text:span text:style-name="T16_120"><text:a xlink:type="simple" xlink:href="http://unstats.un.org/unsd/demographic/products/indwm"><text:span text:style-name="T16_121">/</text:span></text:a></text:span><text:span text:style-name="T16_122"><text:a xlink:type="simple" xlink:href="http://unstats.un.org/unsd/demographic/products/indwm"><text:span text:style-name="T16_123">products</text:span></text:a></text:span><text:span text:style-name="T16_124"><text:a xlink:type="simple" xlink:href="http://unstats.un.org/unsd/demographic/products/indwm"><text:span text:style-name="T16_125">/</text:span></text:a></text:span><text:span text:style-name="T16_126"><text:a xlink:type="simple" xlink:href="http://unstats.un.org/unsd/demographic/products/indwm"><text:span text:style-name="T16_127">indwm</text:span></text:a></text:span><text:span text:style-name="T16_128">).</text:span></text:p>
      <text:list text:style-name="LS1" xml:id="list2" text:continue-list="list0">
        <text:list-item>
          <text:p text:style-name="P17"><text:span text:style-name="T17_1">Struktura</text:span><text:span text:style-name="T17_2"><text:s/></text:span><text:span text:style-name="T17_3">danych</text:span><text:span text:style-name="T17_4">.</text:span></text:p>
        </text:list-item>
      </text:list>
      <text:p text:style-name="P18"/>
      <text:list text:style-name="LS1" xml:id="list3" text:continue-list="list0">
        <text:list-item>
          <text:p text:style-name="P19"><text:span text:style-name="T19_1">Przykład</text:span><text:span text:style-name="T19_2"><text:s/></text:span><text:span text:style-name="T19_3">wizualizacji</text:span><text:span text:style-name="T19_4">:</text:span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